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Cambria" svg:font-family="Cambria" style:font-family-generic="roman" style:font-pitch="variable" svg:panose-1="2 4 5 3 5 4 6 3 2 4"/>
  </office:font-face-decls>
  <office:automatic-styles>
    <style:style style:name="P1" style:parent-style-name="NormalWeb" style:master-page-name="MP0" style:family="paragraph">
      <style:paragraph-properties fo:break-before="page" fo:margin-top="0in" fo:margin-bottom="0.177in" style:line-height-at-least="0.1875in" fo:background-color="#FFFFFF"/>
    </style:style>
    <style:style style:name="T2" style:parent-style-name="apple-converted-space" style:family="text">
      <style:text-properties style:font-name="Verdana" fo:color="#4C4C4C" fo:font-size="9pt" style:font-size-asian="9pt" style:font-size-complex="9pt"/>
    </style:style>
    <style:style style:name="T3" style:parent-style-name="DefaultParagraphFont" style:family="text">
      <style:text-properties style:font-name="Verdana" fo:color="#4C4C4C" fo:font-size="9pt" style:font-size-asian="9pt" style:font-size-complex="9pt"/>
    </style:style>
    <style:style style:name="T4" style:parent-style-name="DefaultParagraphFont" style:family="text">
      <style:text-properties style:font-name="Verdana" fo:color="#4C4C4C" fo:font-size="9pt" style:font-size-asian="9pt" style:font-size-complex="9pt" fo:background-color="#00FF00"/>
    </style:style>
    <style:style style:name="P5" style:parent-style-name="NormalWeb" style:family="paragraph">
      <style:paragraph-properties fo:margin-top="0in" fo:margin-bottom="0.177in" style:line-height-at-least="0.1875in" fo:background-color="#FFFFFF"/>
    </style:style>
    <style:style style:name="T6" style:parent-style-name="DefaultParagraphFont" style:family="text">
      <style:text-properties style:font-name="Verdana" fo:color="#4C4C4C" fo:font-size="9pt" style:font-size-asian="9pt" style:font-size-complex="9pt"/>
    </style:style>
    <style:style style:name="T7" style:parent-style-name="DefaultParagraphFont" style:family="text">
      <style:text-properties style:font-name="Verdana" fo:color="#4C4C4C" fo:font-size="9pt" style:font-size-asian="9pt" style:font-size-complex="9pt" fo:background-color="#00FF00"/>
    </style:style>
    <style:style style:name="T8" style:parent-style-name="DefaultParagraphFont" style:family="text">
      <style:text-properties style:font-name="Verdana" fo:color="#4C4C4C" fo:font-size="9pt" style:font-size-asian="9pt" style:font-size-complex="9pt"/>
    </style:style>
    <style:style style:name="P9" style:parent-style-name="NormalWeb" style:family="paragraph">
      <style:paragraph-properties fo:margin-top="0in" fo:margin-bottom="0.177in" style:line-height-at-least="0.1875in" fo:background-color="#FFFFFF"/>
      <style:text-properties style:font-name="Verdana" fo:color="#4C4C4C" fo:font-size="9pt" style:font-size-asian="9pt" style:font-size-complex="9pt"/>
    </style:style>
    <style:style style:name="P10" style:parent-style-name="NormalWeb" style:family="paragraph">
      <style:paragraph-properties fo:margin-top="0in" fo:margin-bottom="0.177in" style:line-height-at-least="0.1875in" fo:background-color="#FFFFFF"/>
      <style:text-properties style:font-name="Verdana" fo:color="#4C4C4C" fo:font-size="9pt" style:font-size-asian="9pt" style:font-size-complex="9pt"/>
    </style:style>
    <style:style style:name="P11" style:parent-style-name="NormalWeb" style:family="paragraph">
      <style:paragraph-properties fo:margin-top="0in" fo:margin-bottom="0.177in" style:line-height-at-least="0.1875in" fo:background-color="#FFFFFF"/>
    </style:style>
    <style:style style:name="T12" style:parent-style-name="DefaultParagraphFont" style:family="text">
      <style:text-properties style:font-name="Verdana" fo:color="#4C4C4C" fo:font-size="9pt" style:font-size-asian="9pt" style:font-size-complex="9pt"/>
    </style:style>
    <style:style style:name="T13" style:parent-style-name="DefaultParagraphFont" style:family="text">
      <style:text-properties style:font-name="Verdana" fo:color="#4C4C4C" fo:font-size="9pt" style:font-size-asian="9pt" style:font-size-complex="9pt" fo:background-color="#00FF00"/>
    </style:style>
    <style:style style:name="T14" style:parent-style-name="DefaultParagraphFont" style:family="text">
      <style:text-properties style:font-name="Verdana" fo:color="#4C4C4C" fo:font-size="9pt" style:font-size-asian="9pt" style:font-size-complex="9pt"/>
    </style:style>
    <style:style style:name="T15" style:parent-style-name="DefaultParagraphFont" style:family="text">
      <style:text-properties style:font-name="Verdana" fo:color="#4C4C4C" fo:font-size="9pt" style:font-size-asian="9pt" style:font-size-complex="9pt" fo:background-color="#00FF00"/>
    </style:style>
    <style:style style:name="P16" style:parent-style-name="NormalWeb" style:family="paragraph">
      <style:paragraph-properties fo:margin-top="0in" fo:margin-bottom="0.177in" style:line-height-at-least="0.1875in" fo:background-color="#FFFFFF"/>
      <style:text-properties style:font-name="Verdana" fo:color="#4C4C4C" fo:font-size="9pt" style:font-size-asian="9pt" style:font-size-complex="9pt"/>
    </style:style>
    <style:style style:name="P17" style:parent-style-name="NormalWeb" style:family="paragraph">
      <style:paragraph-properties fo:margin-top="0in" fo:margin-bottom="0.177in" style:line-height-at-least="0.1875in" fo:background-color="#FFFFFF"/>
    </style:style>
    <style:style style:name="T18" style:parent-style-name="DefaultParagraphFont" style:family="text">
      <style:text-properties style:font-name="Verdana" fo:color="#4C4C4C" fo:font-size="9pt" style:font-size-asian="9pt" style:font-size-complex="9pt"/>
    </style:style>
    <style:style style:name="T19" style:parent-style-name="DefaultParagraphFont" style:family="text">
      <style:text-properties style:font-name="Verdana" fo:color="#4C4C4C" fo:font-size="9pt" style:font-size-asian="9pt" style:font-size-complex="9pt" fo:background-color="#00FF00"/>
    </style:style>
    <style:style style:name="T20" style:parent-style-name="DefaultParagraphFont" style:family="text">
      <style:text-properties style:font-name="Verdana" fo:color="#4C4C4C" fo:font-size="9pt" style:font-size-asian="9pt" style:font-size-complex="9pt"/>
    </style:style>
    <style:style style:name="T21" style:parent-style-name="DefaultParagraphFont" style:family="text">
      <style:text-properties style:font-name="Verdana" fo:color="#4C4C4C" fo:font-size="9pt" style:font-size-asian="9pt" style:font-size-complex="9pt" fo:background-color="#00FF00"/>
    </style:style>
    <style:style style:name="T22" style:parent-style-name="DefaultParagraphFont" style:family="text">
      <style:text-properties style:font-name="Verdana" fo:color="#4C4C4C" fo:font-size="9pt" style:font-size-asian="9pt" style:font-size-complex="9pt"/>
    </style:style>
    <style:style style:name="T23" style:parent-style-name="DefaultParagraphFont" style:family="text">
      <style:text-properties style:font-name="Verdana" fo:color="#4C4C4C" fo:font-size="9pt" style:font-size-asian="9pt" style:font-size-complex="9pt" fo:background-color="#00FF00"/>
    </style:style>
    <style:style style:name="T24" style:parent-style-name="DefaultParagraphFont" style:family="text">
      <style:text-properties style:font-name="Verdana" fo:color="#4C4C4C" fo:font-size="9pt" style:font-size-asian="9pt" style:font-size-complex="9pt"/>
    </style:style>
    <style:style style:name="P25" style:parent-style-name="NormalWeb" style:family="paragraph">
      <style:paragraph-properties fo:margin-top="0in" fo:margin-bottom="0.177in" style:line-height-at-least="0.1875in" fo:background-color="#FFFFFF"/>
    </style:style>
    <style:style style:name="T26" style:parent-style-name="DefaultParagraphFont" style:family="text">
      <style:text-properties style:font-name="Verdana" fo:color="#4C4C4C" fo:font-size="9pt" style:font-size-asian="9pt" style:font-size-complex="9pt"/>
    </style:style>
    <style:style style:name="T27" style:parent-style-name="DefaultParagraphFont" style:family="text">
      <style:text-properties style:font-name="Verdana" fo:color="#4C4C4C" fo:font-size="9pt" style:font-size-asian="9pt" style:font-size-complex="9pt" fo:background-color="#00FF00"/>
    </style:style>
    <style:style style:name="T28" style:parent-style-name="DefaultParagraphFont" style:family="text">
      <style:text-properties style:font-name="Verdana" fo:color="#4C4C4C" fo:font-size="9pt" style:font-size-asian="9pt" style:font-size-complex="9pt"/>
    </style:style>
    <style:style style:name="P29" style:parent-style-name="NormalWeb" style:family="paragraph">
      <style:paragraph-properties fo:margin-top="0in" fo:margin-bottom="0.177in" style:line-height-at-least="0.1875in" fo:background-color="#FFFFFF"/>
    </style:style>
    <style:style style:name="T30" style:parent-style-name="DefaultParagraphFont" style:family="text">
      <style:text-properties style:font-name="Verdana" fo:color="#4C4C4C" fo:font-size="9pt" style:font-size-asian="9pt" style:font-size-complex="9pt"/>
    </style:style>
    <style:style style:name="T31" style:parent-style-name="DefaultParagraphFont" style:family="text">
      <style:text-properties style:font-name="Verdana" fo:color="#4C4C4C" fo:font-size="9pt" style:font-size-asian="9pt" style:font-size-complex="9pt" fo:background-color="#00FF00"/>
    </style:style>
    <style:style style:name="T32" style:parent-style-name="DefaultParagraphFont" style:family="text">
      <style:text-properties style:font-name="Verdana" fo:color="#4C4C4C" fo:font-size="9pt" style:font-size-asian="9pt" style:font-size-complex="9pt"/>
    </style:style>
    <style:style style:name="T33" style:parent-style-name="DefaultParagraphFont" style:family="text">
      <style:text-properties style:font-name="Verdana" fo:color="#4C4C4C" fo:font-size="9pt" style:font-size-asian="9pt" style:font-size-complex="9pt" fo:background-color="#00FF00"/>
    </style:style>
    <style:style style:name="T34" style:parent-style-name="DefaultParagraphFont" style:family="text">
      <style:text-properties style:font-name="Verdana" fo:color="#4C4C4C" fo:font-size="9pt" style:font-size-asian="9pt" style:font-size-complex="9pt"/>
    </style:style>
    <style:style style:name="P35" style:parent-style-name="NormalWeb" style:family="paragraph">
      <style:paragraph-properties fo:margin-top="0in" fo:margin-bottom="0.177in" style:line-height-at-least="0.1875in" fo:background-color="#FFFFFF"/>
      <style:text-properties style:font-name="Verdana" fo:color="#4C4C4C" fo:font-size="9pt" style:font-size-asian="9pt" style:font-size-complex="9pt"/>
    </style:style>
    <style:style style:name="P36" style:parent-style-name="NormalWeb" style:family="paragraph">
      <style:paragraph-properties fo:margin-top="0in" fo:margin-bottom="0.177in" style:line-height-at-least="0.1875in" fo:background-color="#FFFFFF"/>
      <style:text-properties style:font-name="Verdana" fo:color="#4C4C4C" fo:font-size="9pt" style:font-size-asian="9pt" style:font-size-complex="9pt"/>
    </style:style>
    <style:style style:name="P37" style:parent-style-name="NormalWeb" style:family="paragraph">
      <style:paragraph-properties fo:margin-top="0in" fo:margin-bottom="0.177in" style:line-height-at-least="0.1875in" fo:background-color="#FFFFFF"/>
      <style:text-properties style:font-name="Verdana" fo:color="#4C4C4C" fo:font-size="9pt" style:font-size-asian="9pt" style:font-size-complex="9pt"/>
    </style:style>
    <style:style style:name="P38" style:parent-style-name="NormalWeb" style:family="paragraph">
      <style:paragraph-properties fo:margin-top="0in" fo:margin-bottom="0.177in" style:line-height-at-least="0.1875in" fo:background-color="#FFFFFF"/>
      <style:text-properties style:font-name="Verdana" fo:color="#4C4C4C" fo:font-size="9pt" style:font-size-asian="9pt" style:font-size-complex="9pt"/>
    </style:style>
    <style:style style:name="P39" style:parent-style-name="NormalWeb" style:family="paragraph">
      <style:paragraph-properties fo:margin-top="0in" fo:margin-bottom="0.177in" style:line-height-at-least="0.1875in" fo:background-color="#FFFFFF"/>
      <style:text-properties style:font-name="Verdana" fo:color="#4C4C4C" fo:font-size="9pt" style:font-size-asian="9pt" style:font-size-complex="9pt"/>
    </style:style>
    <style:style style:name="P40" style:parent-style-name="NormalWeb" style:family="paragraph">
      <style:paragraph-properties fo:margin-top="0in" fo:margin-bottom="0.177in" style:line-height-at-least="0.1875in" fo:background-color="#FFFFFF"/>
      <style:text-properties style:font-name="Verdana" fo:color="#4C4C4C" fo:font-size="9pt" style:font-size-asian="9pt" style:font-size-complex="9pt"/>
    </style:style>
    <style:style style:name="P41" style:parent-style-name="NormalWeb" style:family="paragraph">
      <style:paragraph-properties fo:margin-top="0in" fo:margin-bottom="0.177in" style:line-height-at-least="0.1875in" fo:background-color="#FFFFFF"/>
    </style:style>
    <style:style style:name="T42" style:parent-style-name="DefaultParagraphFont" style:family="text">
      <style:text-properties style:font-name="Verdana" fo:color="#4C4C4C" fo:font-size="9pt" style:font-size-asian="9pt" style:font-size-complex="9pt"/>
    </style:style>
    <style:style style:name="T43" style:parent-style-name="DefaultParagraphFont" style:family="text">
      <style:text-properties style:font-name="Verdana" fo:color="#4C4C4C" fo:font-size="9pt" style:font-size-asian="9pt" style:font-size-complex="9pt" fo:background-color="#00FF00"/>
    </style:style>
    <style:style style:name="T44" style:parent-style-name="DefaultParagraphFont" style:family="text">
      <style:text-properties style:font-name="Verdana" fo:color="#4C4C4C" fo:font-size="9pt" style:font-size-asian="9pt" style:font-size-complex="9pt"/>
    </style:style>
    <style:style style:name="P45" style:parent-style-name="NormalWeb" style:family="paragraph">
      <style:paragraph-properties fo:margin-top="0in" fo:margin-bottom="0.177in" style:line-height-at-least="0.1875in" fo:background-color="#FFFFFF"/>
      <style:text-properties style:font-name="Verdana" fo:color="#4C4C4C" fo:font-size="9pt" style:font-size-asian="9pt" style:font-size-complex="9pt"/>
    </style:style>
    <style:style style:name="P46" style:parent-style-name="NormalWeb" style:family="paragraph">
      <style:paragraph-properties fo:margin-top="0in" fo:margin-bottom="0.177in" style:line-height-at-least="0.1875in" fo:background-color="#FFFFFF"/>
      <style:text-properties style:font-name="Verdana" fo:color="#4C4C4C" fo:font-size="9pt" style:font-size-asian="9pt" style:font-size-complex="9pt"/>
    </style:style>
    <style:style style:name="P47" style:parent-style-name="NormalWeb" style:family="paragraph">
      <style:paragraph-properties fo:margin-top="0in" fo:margin-bottom="0.177in" style:line-height-at-least="0.1875in" fo:background-color="#FFFFFF"/>
      <style:text-properties style:font-name="Verdana" fo:color="#4C4C4C" fo:font-size="9pt" style:font-size-asian="9pt" style:font-size-complex="9pt"/>
    </style:style>
    <style:style style:name="P48" style:parent-style-name="NormalWeb" style:family="paragraph">
      <style:paragraph-properties fo:margin-top="0in" fo:margin-bottom="0.177in" style:line-height-at-least="0.1875in" fo:background-color="#FFFFFF"/>
    </style:style>
    <style:style style:name="T49" style:parent-style-name="DefaultParagraphFont" style:family="text">
      <style:text-properties style:font-name="Verdana" fo:color="#4C4C4C" fo:font-size="9pt" style:font-size-asian="9pt" style:font-size-complex="9pt"/>
    </style:style>
    <style:style style:name="T50" style:parent-style-name="DefaultParagraphFont" style:family="text">
      <style:text-properties style:font-name="Verdana" fo:color="#4C4C4C" fo:font-size="9pt" style:font-size-asian="9pt" style:font-size-complex="9pt" fo:background-color="#00FF00"/>
    </style:style>
    <style:style style:name="T51" style:parent-style-name="DefaultParagraphFont" style:family="text">
      <style:text-properties style:font-name="Verdana" fo:color="#4C4C4C" fo:font-size="9pt" style:font-size-asian="9pt" style:font-size-complex="9pt"/>
    </style:style>
    <style:style style:name="T52" style:parent-style-name="DefaultParagraphFont" style:family="text">
      <style:text-properties style:font-name="Verdana" fo:color="#4C4C4C" fo:font-size="9pt" style:font-size-asian="9pt" style:font-size-complex="9pt" fo:background-color="#00FF00"/>
    </style:style>
    <style:style style:name="T53" style:parent-style-name="DefaultParagraphFont" style:family="text">
      <style:text-properties style:font-name="Verdana" fo:color="#4C4C4C" fo:font-size="9pt" style:font-size-asian="9pt" style:font-size-complex="9pt"/>
    </style:style>
    <style:style style:name="T54" style:parent-style-name="DefaultParagraphFont" style:family="text">
      <style:text-properties style:font-name="Verdana" fo:color="#4C4C4C" fo:font-size="9pt" style:font-size-asian="9pt" style:font-size-complex="9pt" fo:background-color="#00FF00"/>
    </style:style>
    <style:style style:name="T55" style:parent-style-name="DefaultParagraphFont" style:family="text">
      <style:text-properties style:font-name="Verdana" fo:color="#4C4C4C" fo:font-size="9pt" style:font-size-asian="9pt" style:font-size-complex="9pt"/>
    </style:style>
    <style:style style:name="T56" style:parent-style-name="DefaultParagraphFont" style:family="text">
      <style:text-properties style:font-name="Verdana" fo:color="#4C4C4C" fo:font-size="9pt" style:font-size-asian="9pt" style:font-size-complex="9pt" fo:background-color="#00FF00"/>
    </style:style>
    <style:style style:name="T57" style:parent-style-name="DefaultParagraphFont" style:family="text">
      <style:text-properties style:font-name="Verdana" fo:color="#4C4C4C" fo:font-size="9pt" style:font-size-asian="9pt" style:font-size-complex="9pt"/>
    </style:style>
    <style:style style:name="T58" style:parent-style-name="DefaultParagraphFont" style:family="text">
      <style:text-properties style:font-name="Verdana" fo:color="#4C4C4C" fo:font-size="9pt" style:font-size-asian="9pt" style:font-size-complex="9pt" fo:background-color="#00FF00"/>
    </style:style>
    <style:style style:name="T59" style:parent-style-name="DefaultParagraphFont" style:family="text">
      <style:text-properties style:font-name="Verdana" fo:color="#4C4C4C" fo:font-size="9pt" style:font-size-asian="9pt" style:font-size-complex="9pt"/>
    </style:style>
    <style:style style:name="P60" style:parent-style-name="NormalWeb" style:family="paragraph">
      <style:paragraph-properties fo:margin-top="0in" fo:margin-bottom="0.177in" style:line-height-at-least="0.1875in" fo:background-color="#FFFFFF"/>
    </style:style>
    <style:style style:name="T61" style:parent-style-name="DefaultParagraphFont" style:family="text">
      <style:text-properties style:font-name="Verdana" fo:color="#4C4C4C" fo:font-size="9pt" style:font-size-asian="9pt" style:font-size-complex="9pt"/>
    </style:style>
    <style:style style:name="T62" style:parent-style-name="DefaultParagraphFont" style:family="text">
      <style:text-properties style:font-name="Verdana" fo:color="#4C4C4C" fo:font-size="9pt" style:font-size-asian="9pt" style:font-size-complex="9pt" fo:background-color="#00FF00"/>
    </style:style>
    <style:style style:name="T63" style:parent-style-name="DefaultParagraphFont" style:family="text">
      <style:text-properties style:font-name="Verdana" fo:color="#4C4C4C" fo:font-size="9pt" style:font-size-asian="9pt" style:font-size-complex="9pt"/>
    </style:style>
    <style:style style:name="P64" style:parent-style-name="NormalWeb" style:family="paragraph">
      <style:paragraph-properties fo:margin-top="0in" fo:margin-bottom="0.177in" style:line-height-at-least="0.1875in" fo:background-color="#FFFFFF"/>
    </style:style>
    <style:style style:name="T65" style:parent-style-name="DefaultParagraphFont" style:family="text">
      <style:text-properties style:font-name="Verdana" fo:color="#4C4C4C" fo:font-size="9pt" style:font-size-asian="9pt" style:font-size-complex="9pt"/>
    </style:style>
    <style:style style:name="T66" style:parent-style-name="DefaultParagraphFont" style:family="text">
      <style:text-properties style:font-name="Verdana" fo:color="#4C4C4C" fo:font-size="9pt" style:font-size-asian="9pt" style:font-size-complex="9pt" fo:background-color="#00FF00"/>
    </style:style>
    <style:style style:name="T67" style:parent-style-name="DefaultParagraphFont" style:family="text">
      <style:text-properties style:font-name="Verdana" fo:color="#4C4C4C" fo:font-size="9pt" style:font-size-asian="9pt" style:font-size-complex="9pt"/>
    </style:style>
    <style:style style:name="T68" style:parent-style-name="DefaultParagraphFont" style:family="text">
      <style:text-properties style:font-name="Verdana" fo:color="#4C4C4C" fo:font-size="9pt" style:font-size-asian="9pt" style:font-size-complex="9pt" fo:background-color="#00FF00"/>
    </style:style>
    <style:style style:name="T69" style:parent-style-name="DefaultParagraphFont" style:family="text">
      <style:text-properties style:font-name="Verdana" fo:color="#4C4C4C" fo:font-size="9pt" style:font-size-asian="9pt" style:font-size-complex="9pt"/>
    </style:style>
    <style:style style:name="P70" style:parent-style-name="NormalWeb" style:family="paragraph">
      <style:paragraph-properties fo:margin-top="0in" fo:margin-bottom="0.177in" style:line-height-at-least="0.1875in" fo:background-color="#FFFFFF"/>
      <style:text-properties style:font-name="Verdana" fo:color="#4C4C4C" fo:font-size="9pt" style:font-size-asian="9pt" style:font-size-complex="9pt"/>
    </style:style>
    <style:style style:name="P71" style:parent-style-name="NormalWeb" style:family="paragraph">
      <style:paragraph-properties fo:margin-top="0in" fo:margin-bottom="0.177in" style:line-height-at-least="0.1875in" fo:background-color="#FFFFFF"/>
    </style:style>
    <style:style style:name="T72" style:parent-style-name="DefaultParagraphFont" style:family="text">
      <style:text-properties style:font-name="Verdana" fo:color="#4C4C4C" fo:font-size="9pt" style:font-size-asian="9pt" style:font-size-complex="9pt"/>
    </style:style>
    <style:style style:name="T73" style:parent-style-name="DefaultParagraphFont" style:family="text">
      <style:text-properties style:font-name="Verdana" fo:color="#4C4C4C" fo:font-size="9pt" style:font-size-asian="9pt" style:font-size-complex="9pt" fo:background-color="#00FF00"/>
    </style:style>
    <style:style style:name="T74" style:parent-style-name="DefaultParagraphFont" style:family="text">
      <style:text-properties style:font-name="Verdana" fo:color="#4C4C4C" fo:font-size="9pt" style:font-size-asian="9pt" style:font-size-complex="9pt"/>
    </style:style>
    <style:style style:name="T75" style:parent-style-name="DefaultParagraphFont" style:family="text">
      <style:text-properties style:font-name="Verdana" fo:color="#4C4C4C" fo:font-size="9pt" style:font-size-asian="9pt" style:font-size-complex="9pt" fo:background-color="#00FF00"/>
    </style:style>
    <style:style style:name="T76" style:parent-style-name="DefaultParagraphFont" style:family="text">
      <style:text-properties style:font-name="Verdana" fo:color="#4C4C4C" fo:font-size="9pt" style:font-size-asian="9pt" style:font-size-complex="9pt"/>
    </style:style>
    <style:style style:name="T77" style:parent-style-name="DefaultParagraphFont" style:family="text">
      <style:text-properties style:font-name="Verdana" fo:color="#4C4C4C" fo:font-size="9pt" style:font-size-asian="9pt" style:font-size-complex="9pt" fo:background-color="#00FF00"/>
    </style:style>
    <style:style style:name="T78" style:parent-style-name="DefaultParagraphFont" style:family="text">
      <style:text-properties style:font-name="Verdana" fo:color="#4C4C4C" fo:font-size="9pt" style:font-size-asian="9pt" style:font-size-complex="9pt"/>
    </style:style>
    <style:style style:name="T79" style:parent-style-name="DefaultParagraphFont" style:family="text">
      <style:text-properties style:font-name="Verdana" fo:color="#4C4C4C" fo:font-size="9pt" style:font-size-asian="9pt" style:font-size-complex="9pt" fo:background-color="#00FF00"/>
    </style:style>
    <style:style style:name="T80" style:parent-style-name="DefaultParagraphFont" style:family="text">
      <style:text-properties style:font-name="Verdana" fo:color="#4C4C4C" fo:font-size="9pt" style:font-size-asian="9pt" style:font-size-complex="9pt"/>
    </style:style>
    <style:style style:name="T81" style:parent-style-name="DefaultParagraphFont" style:family="text">
      <style:text-properties style:font-name="Verdana" fo:color="#4C4C4C" fo:font-size="9pt" style:font-size-asian="9pt" style:font-size-complex="9pt" fo:background-color="#00FF00"/>
    </style:style>
    <style:style style:name="T82" style:parent-style-name="DefaultParagraphFont" style:family="text">
      <style:text-properties style:font-name="Verdana" fo:color="#4C4C4C" fo:font-size="9pt" style:font-size-asian="9pt" style:font-size-complex="9pt"/>
    </style:style>
    <style:style style:name="T83" style:parent-style-name="DefaultParagraphFont" style:family="text">
      <style:text-properties style:font-name="Verdana" fo:color="#4C4C4C" fo:font-size="9pt" style:font-size-asian="9pt" style:font-size-complex="9pt" fo:background-color="#00FF00"/>
    </style:style>
    <style:style style:name="T84" style:parent-style-name="DefaultParagraphFont" style:family="text">
      <style:text-properties style:font-name="Verdana" fo:color="#4C4C4C" fo:font-size="9pt" style:font-size-asian="9pt" style:font-size-complex="9pt"/>
    </style:style>
    <style:style style:name="T85" style:parent-style-name="DefaultParagraphFont" style:family="text">
      <style:text-properties style:font-name="Verdana" fo:color="#4C4C4C" fo:font-size="9pt" style:font-size-asian="9pt" style:font-size-complex="9pt" fo:background-color="#00FF00"/>
    </style:style>
    <style:style style:name="T86" style:parent-style-name="DefaultParagraphFont" style:family="text">
      <style:text-properties style:font-name="Verdana" fo:color="#4C4C4C" fo:font-size="9pt" style:font-size-asian="9pt" style:font-size-complex="9pt"/>
    </style:style>
    <style:style style:name="T87" style:parent-style-name="DefaultParagraphFont" style:family="text">
      <style:text-properties style:font-name="Verdana" fo:color="#4C4C4C" fo:font-size="9pt" style:font-size-asian="9pt" style:font-size-complex="9pt" fo:background-color="#00FF00"/>
    </style:style>
    <style:style style:name="T88" style:parent-style-name="DefaultParagraphFont" style:family="text">
      <style:text-properties style:font-name="Verdana" fo:color="#4C4C4C" fo:font-size="9pt" style:font-size-asian="9pt" style:font-size-complex="9pt"/>
    </style:style>
    <style:style style:name="T89" style:parent-style-name="DefaultParagraphFont" style:family="text">
      <style:text-properties style:font-name="Verdana" fo:color="#4C4C4C" fo:font-size="9pt" style:font-size-asian="9pt" style:font-size-complex="9pt" fo:background-color="#00FF00"/>
    </style:style>
    <style:style style:name="T90" style:parent-style-name="DefaultParagraphFont" style:family="text">
      <style:text-properties style:font-name="Verdana" fo:color="#4C4C4C" fo:font-size="9pt" style:font-size-asian="9pt" style:font-size-complex="9pt"/>
    </style:style>
    <style:style style:name="P91" style:parent-style-name="NormalWeb" style:family="paragraph">
      <style:paragraph-properties fo:margin-top="0in" fo:margin-bottom="0.177in" style:line-height-at-least="0.1875in" fo:background-color="#FFFFFF"/>
    </style:style>
    <style:style style:name="T92" style:parent-style-name="DefaultParagraphFont" style:family="text">
      <style:text-properties style:font-name="Verdana" fo:color="#4C4C4C" fo:font-size="9pt" style:font-size-asian="9pt" style:font-size-complex="9pt"/>
    </style:style>
    <style:style style:name="T93" style:parent-style-name="DefaultParagraphFont" style:family="text">
      <style:text-properties style:font-name="Verdana" fo:color="#4C4C4C" fo:font-size="9pt" style:font-size-asian="9pt" style:font-size-complex="9pt" fo:background-color="#00FF00"/>
    </style:style>
    <style:style style:name="T94" style:parent-style-name="DefaultParagraphFont" style:family="text">
      <style:text-properties style:font-name="Verdana" fo:color="#4C4C4C" fo:font-size="9pt" style:font-size-asian="9pt" style:font-size-complex="9pt"/>
    </style:style>
    <style:style style:name="P95" style:parent-style-name="NormalWeb" style:family="paragraph">
      <style:paragraph-properties fo:margin-top="0in" fo:margin-bottom="0.177in" style:line-height-at-least="0.1875in" fo:background-color="#FFFFFF"/>
      <style:text-properties style:font-name="Verdana" fo:color="#4C4C4C" fo:font-size="9pt" style:font-size-asian="9pt" style:font-size-complex="9pt"/>
    </style:style>
    <style:style style:name="P96" style:parent-style-name="NormalWeb" style:family="paragraph">
      <style:paragraph-properties fo:margin-top="0in" fo:margin-bottom="0.177in" style:line-height-at-least="0.1875in" fo:background-color="#FFFFFF"/>
    </style:style>
    <style:style style:name="T97" style:parent-style-name="DefaultParagraphFont" style:family="text">
      <style:text-properties style:font-name="Verdana" fo:color="#4C4C4C" fo:font-size="9pt" style:font-size-asian="9pt" style:font-size-complex="9pt"/>
    </style:style>
    <style:style style:name="T98" style:parent-style-name="DefaultParagraphFont" style:family="text">
      <style:text-properties style:font-name="Verdana" fo:color="#4C4C4C" fo:font-size="9pt" style:font-size-asian="9pt" style:font-size-complex="9pt" fo:background-color="#00FF00"/>
    </style:style>
    <style:style style:name="T99" style:parent-style-name="DefaultParagraphFont" style:family="text">
      <style:text-properties style:font-name="Verdana" fo:color="#4C4C4C" fo:font-size="9pt" style:font-size-asian="9pt" style:font-size-complex="9pt"/>
    </style:style>
    <style:style style:name="P100" style:parent-style-name="NormalWeb" style:family="paragraph">
      <style:paragraph-properties fo:margin-top="0in" fo:margin-bottom="0.177in" style:line-height-at-least="0.1875in" fo:background-color="#FFFFFF"/>
    </style:style>
    <style:style style:name="T101" style:parent-style-name="DefaultParagraphFont" style:family="text">
      <style:text-properties style:font-name="Verdana" fo:color="#4C4C4C" fo:font-size="9pt" style:font-size-asian="9pt" style:font-size-complex="9pt"/>
    </style:style>
    <style:style style:name="T102" style:parent-style-name="DefaultParagraphFont" style:family="text">
      <style:text-properties style:font-name="Verdana" fo:color="#4C4C4C" fo:font-size="9pt" style:font-size-asian="9pt" style:font-size-complex="9pt" fo:background-color="#00FF00"/>
    </style:style>
    <style:style style:name="T103" style:parent-style-name="DefaultParagraphFont" style:family="text">
      <style:text-properties style:font-name="Verdana" fo:color="#4C4C4C" fo:font-size="9pt" style:font-size-asian="9pt" style:font-size-complex="9pt"/>
    </style:style>
    <style:style style:name="T104" style:parent-style-name="DefaultParagraphFont" style:family="text">
      <style:text-properties style:font-name="Verdana" fo:color="#4C4C4C" fo:font-size="9pt" style:font-size-asian="9pt" style:font-size-complex="9pt" fo:background-color="#00FF00"/>
    </style:style>
    <style:style style:name="T105" style:parent-style-name="DefaultParagraphFont" style:family="text">
      <style:text-properties style:font-name="Verdana" fo:color="#4C4C4C" fo:font-size="9pt" style:font-size-asian="9pt" style:font-size-complex="9pt"/>
    </style:style>
    <style:style style:name="T106" style:parent-style-name="DefaultParagraphFont" style:family="text">
      <style:text-properties style:font-name="Verdana" fo:color="#4C4C4C" fo:font-size="9pt" style:font-size-asian="9pt" style:font-size-complex="9pt" fo:background-color="#00FF00"/>
    </style:style>
    <style:style style:name="T107" style:parent-style-name="DefaultParagraphFont" style:family="text">
      <style:text-properties style:font-name="Verdana" fo:color="#4C4C4C" fo:font-size="9pt" style:font-size-asian="9pt" style:font-size-complex="9pt"/>
    </style:style>
    <style:style style:name="T108" style:parent-style-name="DefaultParagraphFont" style:family="text">
      <style:text-properties style:font-name="Verdana" fo:color="#4C4C4C" fo:font-size="9pt" style:font-size-asian="9pt" style:font-size-complex="9pt" fo:background-color="#00FF00"/>
    </style:style>
    <style:style style:name="T109" style:parent-style-name="DefaultParagraphFont" style:family="text">
      <style:text-properties style:font-name="Verdana" fo:color="#4C4C4C" fo:font-size="9pt" style:font-size-asian="9pt" style:font-size-complex="9pt"/>
    </style:style>
    <style:style style:name="P110" style:parent-style-name="NormalWeb" style:family="paragraph">
      <style:paragraph-properties fo:margin-top="0in" fo:margin-bottom="0.177in" style:line-height-at-least="0.1875in" fo:background-color="#FFFFFF"/>
    </style:style>
    <style:style style:name="T111" style:parent-style-name="DefaultParagraphFont" style:family="text">
      <style:text-properties style:font-name="Verdana" fo:color="#4C4C4C" fo:font-size="9pt" style:font-size-asian="9pt" style:font-size-complex="9pt" fo:background-color="#00FF00"/>
    </style:style>
    <style:style style:name="T112" style:parent-style-name="DefaultParagraphFont" style:family="text">
      <style:text-properties style:font-name="Verdana" fo:color="#4C4C4C" fo:font-size="9pt" style:font-size-asian="9pt" style:font-size-complex="9pt"/>
    </style:style>
    <style:style style:name="P113" style:parent-style-name="NormalWeb" style:family="paragraph">
      <style:paragraph-properties fo:margin-top="0in" fo:margin-bottom="0.177in" style:line-height-at-least="0.1875in" fo:background-color="#FFFFFF"/>
      <style:text-properties style:font-name="Verdana" fo:color="#4C4C4C" fo:font-size="9pt" style:font-size-asian="9pt" style:font-size-complex="9pt"/>
    </style:style>
    <style:style style:name="P114" style:parent-style-name="NormalWeb" style:family="paragraph">
      <style:paragraph-properties fo:margin-top="0in" fo:margin-bottom="0.177in" style:line-height-at-least="0.1875in" fo:background-color="#FFFFFF"/>
    </style:style>
    <style:style style:name="T115" style:parent-style-name="DefaultParagraphFont" style:family="text">
      <style:text-properties style:font-name="Verdana" fo:color="#4C4C4C" fo:font-size="9pt" style:font-size-asian="9pt" style:font-size-complex="9pt"/>
    </style:style>
    <style:style style:name="T116" style:parent-style-name="DefaultParagraphFont" style:family="text">
      <style:text-properties style:font-name="Verdana" fo:color="#4C4C4C" fo:font-size="9pt" style:font-size-asian="9pt" style:font-size-complex="9pt" fo:background-color="#00FF00"/>
    </style:style>
    <style:style style:name="T117" style:parent-style-name="DefaultParagraphFont" style:family="text">
      <style:text-properties style:font-name="Verdana" fo:color="#4C4C4C" fo:font-size="9pt" style:font-size-asian="9pt" style:font-size-complex="9pt" fo:background-color="#00FF00"/>
    </style:style>
    <style:style style:name="T118" style:parent-style-name="DefaultParagraphFont" style:family="text">
      <style:text-properties style:font-name="Verdana" fo:color="#4C4C4C" fo:font-size="9pt" style:font-size-asian="9pt" style:font-size-complex="9pt"/>
    </style:style>
    <style:style style:name="P119" style:parent-style-name="NormalWeb" style:family="paragraph">
      <style:paragraph-properties fo:margin-top="0in" fo:margin-bottom="0.177in" style:line-height-at-least="0.1875in" fo:background-color="#FFFFFF"/>
    </style:style>
    <style:style style:name="T120" style:parent-style-name="DefaultParagraphFont" style:family="text">
      <style:text-properties style:font-name="Verdana" fo:color="#4C4C4C" fo:font-size="9pt" style:font-size-asian="9pt" style:font-size-complex="9pt"/>
    </style:style>
    <style:style style:name="T121" style:parent-style-name="DefaultParagraphFont" style:family="text">
      <style:text-properties style:font-name="Verdana" fo:color="#4C4C4C" fo:font-size="9pt" style:font-size-asian="9pt" style:font-size-complex="9pt" fo:background-color="#00FF00"/>
    </style:style>
    <style:style style:name="T122" style:parent-style-name="DefaultParagraphFont" style:family="text">
      <style:text-properties style:font-name="Verdana" fo:color="#4C4C4C" fo:font-size="9pt" style:font-size-asian="9pt" style:font-size-complex="9pt"/>
    </style:style>
    <style:style style:name="T123" style:parent-style-name="DefaultParagraphFont" style:family="text">
      <style:text-properties style:font-name="Verdana" fo:color="#4C4C4C" fo:font-size="9pt" style:font-size-asian="9pt" style:font-size-complex="9pt" fo:background-color="#00FF00"/>
    </style:style>
    <style:style style:name="T124" style:parent-style-name="DefaultParagraphFont" style:family="text">
      <style:text-properties style:font-name="Verdana" fo:color="#4C4C4C" fo:font-size="9pt" style:font-size-asian="9pt" style:font-size-complex="9pt"/>
    </style:style>
    <style:style style:name="T125" style:parent-style-name="DefaultParagraphFont" style:family="text">
      <style:text-properties style:font-name="Verdana" fo:color="#4C4C4C" fo:font-size="9pt" style:font-size-asian="9pt" style:font-size-complex="9pt" fo:background-color="#00FF00"/>
    </style:style>
    <style:style style:name="T126" style:parent-style-name="DefaultParagraphFont" style:family="text">
      <style:text-properties style:font-name="Verdana" fo:color="#4C4C4C" fo:font-size="9pt" style:font-size-asian="9pt" style:font-size-complex="9pt"/>
    </style:style>
    <style:style style:name="T127" style:parent-style-name="DefaultParagraphFont" style:family="text">
      <style:text-properties style:font-name="Verdana" fo:color="#4C4C4C" fo:font-size="9pt" style:font-size-asian="9pt" style:font-size-complex="9pt" fo:background-color="#00FF00"/>
    </style:style>
    <style:style style:name="T128" style:parent-style-name="DefaultParagraphFont" style:family="text">
      <style:text-properties style:font-name="Verdana" fo:color="#4C4C4C" fo:font-size="9pt" style:font-size-asian="9pt" style:font-size-complex="9pt"/>
    </style:style>
    <style:style style:name="T129" style:parent-style-name="DefaultParagraphFont" style:family="text">
      <style:text-properties style:font-name="Verdana" fo:color="#4C4C4C" fo:font-size="9pt" style:font-size-asian="9pt" style:font-size-complex="9pt" fo:background-color="#00FF00"/>
    </style:style>
    <style:style style:name="T130" style:parent-style-name="DefaultParagraphFont" style:family="text">
      <style:text-properties style:font-name="Verdana" fo:color="#4C4C4C" fo:font-size="9pt" style:font-size-asian="9pt" style:font-size-complex="9pt"/>
    </style:style>
    <style:style style:name="P131" style:parent-style-name="NormalWeb" style:family="paragraph">
      <style:paragraph-properties fo:margin-top="0in" fo:margin-bottom="0.177in" style:line-height-at-least="0.1875in" fo:background-color="#FFFFFF"/>
    </style:style>
    <style:style style:name="T132" style:parent-style-name="DefaultParagraphFont" style:family="text">
      <style:text-properties style:font-name="Verdana" fo:color="#4C4C4C" fo:font-size="9pt" style:font-size-asian="9pt" style:font-size-complex="9pt" fo:background-color="#00FF00"/>
    </style:style>
    <style:style style:name="T133" style:parent-style-name="DefaultParagraphFont" style:family="text">
      <style:text-properties style:font-name="Verdana" fo:color="#4C4C4C" fo:font-size="9pt" style:font-size-asian="9pt" style:font-size-complex="9pt"/>
    </style:style>
    <style:style style:name="T134" style:parent-style-name="DefaultParagraphFont" style:family="text">
      <style:text-properties style:font-name="Verdana" fo:color="#4C4C4C" fo:font-size="9pt" style:font-size-asian="9pt" style:font-size-complex="9pt" fo:background-color="#00FF00"/>
    </style:style>
    <style:style style:name="T135" style:parent-style-name="DefaultParagraphFont" style:family="text">
      <style:text-properties style:font-name="Verdana" fo:color="#4C4C4C" fo:font-size="9pt" style:font-size-asian="9pt" style:font-size-complex="9pt"/>
    </style:style>
    <style:style style:name="T136" style:parent-style-name="DefaultParagraphFont" style:family="text">
      <style:text-properties style:font-name="Verdana" fo:color="#4C4C4C" fo:font-size="9pt" style:font-size-asian="9pt" style:font-size-complex="9pt" fo:background-color="#00FF00"/>
    </style:style>
    <style:style style:name="T137" style:parent-style-name="DefaultParagraphFont" style:family="text">
      <style:text-properties style:font-name="Verdana" fo:color="#4C4C4C" fo:font-size="9pt" style:font-size-asian="9pt" style:font-size-complex="9pt"/>
    </style:style>
    <style:style style:name="T138" style:parent-style-name="DefaultParagraphFont" style:family="text">
      <style:text-properties style:font-name="Verdana" fo:color="#4C4C4C" fo:font-size="9pt" style:font-size-asian="9pt" style:font-size-complex="9pt" fo:background-color="#00FF00"/>
    </style:style>
    <style:style style:name="T139" style:parent-style-name="DefaultParagraphFont" style:family="text">
      <style:text-properties style:font-name="Verdana" fo:color="#4C4C4C" fo:font-size="9pt" style:font-size-asian="9pt" style:font-size-complex="9pt"/>
    </style:style>
    <style:style style:name="P140" style:parent-style-name="NormalWeb" style:family="paragraph">
      <style:paragraph-properties fo:margin-top="0in" fo:margin-bottom="0.177in" style:line-height-at-least="0.1875in" fo:background-color="#FFFFFF"/>
    </style:style>
    <style:style style:name="T141" style:parent-style-name="DefaultParagraphFont" style:family="text">
      <style:text-properties style:font-name="Verdana" fo:color="#4C4C4C" fo:font-size="9pt" style:font-size-asian="9pt" style:font-size-complex="9pt"/>
    </style:style>
    <style:style style:name="T142" style:parent-style-name="DefaultParagraphFont" style:family="text">
      <style:text-properties style:font-name="Verdana" fo:color="#4C4C4C" fo:font-size="9pt" style:font-size-asian="9pt" style:font-size-complex="9pt" fo:background-color="#00FF00"/>
    </style:style>
    <style:style style:name="T143" style:parent-style-name="DefaultParagraphFont" style:family="text">
      <style:text-properties style:font-name="Verdana" fo:color="#4C4C4C" fo:font-size="9pt" style:font-size-asian="9pt" style:font-size-complex="9pt"/>
    </style:style>
    <style:style style:name="P144" style:parent-style-name="NormalWeb" style:family="paragraph">
      <style:paragraph-properties fo:margin-top="0in" fo:margin-bottom="0.177in" style:line-height-at-least="0.1875in" fo:background-color="#FFFFFF"/>
    </style:style>
    <style:style style:name="T145" style:parent-style-name="DefaultParagraphFont" style:family="text">
      <style:text-properties style:font-name="Verdana" fo:color="#4C4C4C" fo:font-size="9pt" style:font-size-asian="9pt" style:font-size-complex="9pt"/>
    </style:style>
    <style:style style:name="T146" style:parent-style-name="DefaultParagraphFont" style:family="text">
      <style:text-properties style:font-name="Verdana" fo:color="#4C4C4C" fo:font-size="9pt" style:font-size-asian="9pt" style:font-size-complex="9pt" fo:background-color="#00FF00"/>
    </style:style>
    <style:style style:name="T147" style:parent-style-name="DefaultParagraphFont" style:family="text">
      <style:text-properties style:font-name="Verdana" fo:color="#4C4C4C" fo:font-size="9pt" style:font-size-asian="9pt" style:font-size-complex="9pt"/>
    </style:style>
    <style:style style:name="T148" style:parent-style-name="DefaultParagraphFont" style:family="text">
      <style:text-properties style:font-name="Verdana" fo:color="#4C4C4C" fo:font-size="9pt" style:font-size-asian="9pt" style:font-size-complex="9pt" fo:background-color="#00FF00"/>
    </style:style>
    <style:style style:name="T149" style:parent-style-name="DefaultParagraphFont" style:family="text">
      <style:text-properties style:font-name="Verdana" fo:color="#4C4C4C" fo:font-size="9pt" style:font-size-asian="9pt" style:font-size-complex="9pt"/>
    </style:style>
    <style:style style:name="P150" style:parent-style-name="NormalWeb" style:family="paragraph">
      <style:paragraph-properties fo:margin-top="0in" fo:margin-bottom="0.177in" style:line-height-at-least="0.1875in" fo:background-color="#FFFFFF"/>
      <style:text-properties style:font-name="Verdana" fo:color="#4C4C4C" fo:font-size="9pt" style:font-size-asian="9pt" style:font-size-complex="9pt"/>
    </style:style>
    <style:style style:name="P151" style:parent-style-name="NormalWeb" style:family="paragraph">
      <style:paragraph-properties fo:margin-top="0in" fo:margin-bottom="0.177in" style:line-height-at-least="0.1875in" fo:background-color="#FFFFFF"/>
      <style:text-properties style:font-name="Verdana" fo:color="#4C4C4C" fo:font-size="9pt" style:font-size-asian="9pt" style:font-size-complex="9pt"/>
    </style:style>
    <style:style style:name="P152" style:parent-style-name="NormalWeb" style:family="paragraph">
      <style:paragraph-properties fo:margin-top="0in" fo:margin-bottom="0.177in" style:line-height-at-least="0.1875in" fo:background-color="#FFFFFF"/>
    </style:style>
    <style:style style:name="T153" style:parent-style-name="DefaultParagraphFont" style:family="text">
      <style:text-properties style:font-name="Verdana" fo:color="#4C4C4C" fo:font-size="9pt" style:font-size-asian="9pt" style:font-size-complex="9pt"/>
    </style:style>
    <style:style style:name="T154" style:parent-style-name="DefaultParagraphFont" style:family="text">
      <style:text-properties style:font-name="Verdana" fo:color="#4C4C4C" fo:font-size="9pt" style:font-size-asian="9pt" style:font-size-complex="9pt" fo:background-color="#00FF00"/>
    </style:style>
    <style:style style:name="T155" style:parent-style-name="DefaultParagraphFont" style:family="text">
      <style:text-properties style:font-name="Verdana" fo:color="#4C4C4C" fo:font-size="9pt" style:font-size-asian="9pt" style:font-size-complex="9pt"/>
    </style:style>
    <style:style style:name="P156" style:parent-style-name="NormalWeb" style:family="paragraph">
      <style:paragraph-properties fo:margin-top="0in" fo:margin-bottom="0.177in" style:line-height-at-least="0.1875in" fo:background-color="#FFFFFF"/>
      <style:text-properties style:font-name="Verdana" fo:color="#4C4C4C" fo:font-size="9pt" style:font-size-asian="9pt" style:font-size-complex="9pt"/>
    </style:style>
    <style:style style:name="P157" style:parent-style-name="NormalWeb" style:family="paragraph">
      <style:paragraph-properties fo:margin-top="0in" fo:margin-bottom="0.177in" style:line-height-at-least="0.1875in" fo:background-color="#FFFFFF"/>
      <style:text-properties style:font-name="Verdana" fo:color="#4C4C4C" fo:font-size="9pt" style:font-size-asian="9pt" style:font-size-complex="9pt"/>
    </style:style>
    <style:style style:name="P158" style:parent-style-name="NormalWeb" style:family="paragraph">
      <style:paragraph-properties fo:margin-top="0in" fo:margin-bottom="0.177in" style:line-height-at-least="0.1875in" fo:background-color="#FFFFFF"/>
    </style:style>
    <style:style style:name="T159" style:parent-style-name="DefaultParagraphFont" style:family="text">
      <style:text-properties style:font-name="Verdana" fo:color="#4C4C4C" fo:font-size="9pt" style:font-size-asian="9pt" style:font-size-complex="9pt"/>
    </style:style>
    <style:style style:name="T160" style:parent-style-name="DefaultParagraphFont" style:family="text">
      <style:text-properties style:font-name="Verdana" fo:color="#4C4C4C" fo:font-size="9pt" style:font-size-asian="9pt" style:font-size-complex="9pt" fo:background-color="#00FF00"/>
    </style:style>
    <style:style style:name="T161" style:parent-style-name="DefaultParagraphFont" style:family="text">
      <style:text-properties style:font-name="Verdana" fo:color="#4C4C4C" fo:font-size="9pt" style:font-size-asian="9pt" style:font-size-complex="9pt"/>
    </style:style>
    <style:style style:name="T162" style:parent-style-name="DefaultParagraphFont" style:family="text">
      <style:text-properties style:font-name="Verdana" fo:color="#4C4C4C" fo:font-size="9pt" style:font-size-asian="9pt" style:font-size-complex="9pt" fo:background-color="#00FF00"/>
    </style:style>
    <style:style style:name="T163" style:parent-style-name="DefaultParagraphFont" style:family="text">
      <style:text-properties style:font-name="Verdana" fo:color="#4C4C4C" fo:font-size="9pt" style:font-size-asian="9pt" style:font-size-complex="9pt"/>
    </style:style>
    <style:style style:name="T164" style:parent-style-name="DefaultParagraphFont" style:family="text">
      <style:text-properties style:font-name="Verdana" fo:color="#4C4C4C" fo:font-size="9pt" style:font-size-asian="9pt" style:font-size-complex="9pt" fo:background-color="#00FF00"/>
    </style:style>
    <style:style style:name="T165" style:parent-style-name="DefaultParagraphFont" style:family="text">
      <style:text-properties style:font-name="Verdana" fo:color="#4C4C4C" fo:font-size="9pt" style:font-size-asian="9pt" style:font-size-complex="9pt"/>
    </style:style>
    <style:style style:name="P166" style:parent-style-name="NormalWeb" style:family="paragraph">
      <style:paragraph-properties fo:margin-top="0in" fo:margin-bottom="0.177in" style:line-height-at-least="0.1875in" fo:background-color="#FFFFFF"/>
      <style:text-properties style:font-name="Verdana" fo:color="#4C4C4C" fo:font-size="9pt" style:font-size-asian="9pt" style:font-size-complex="9pt"/>
    </style:style>
    <style:style style:name="P167" style:parent-style-name="NormalWeb" style:family="paragraph">
      <style:paragraph-properties fo:margin-top="0in" fo:margin-bottom="0.177in" style:line-height-at-least="0.1875in" fo:background-color="#FFFFFF"/>
    </style:style>
    <style:style style:name="T168" style:parent-style-name="DefaultParagraphFont" style:family="text">
      <style:text-properties style:font-name="Verdana" fo:color="#4C4C4C" fo:font-size="9pt" style:font-size-asian="9pt" style:font-size-complex="9pt" fo:background-color="#00FF00"/>
    </style:style>
    <style:style style:name="T169" style:parent-style-name="DefaultParagraphFont" style:family="text">
      <style:text-properties style:font-name="Verdana" fo:color="#4C4C4C" fo:font-size="9pt" style:font-size-asian="9pt" style:font-size-complex="9pt"/>
    </style:style>
    <style:style style:name="T170" style:parent-style-name="DefaultParagraphFont" style:family="text">
      <style:text-properties style:font-name="Verdana" fo:color="#4C4C4C" fo:font-size="9pt" style:font-size-asian="9pt" style:font-size-complex="9pt" fo:background-color="#00FF00"/>
    </style:style>
    <style:style style:name="T171" style:parent-style-name="DefaultParagraphFont" style:family="text">
      <style:text-properties style:font-name="Verdana" fo:color="#4C4C4C" fo:font-size="9pt" style:font-size-asian="9pt" style:font-size-complex="9pt"/>
    </style:style>
    <style:style style:name="P172" style:parent-style-name="NormalWeb" style:family="paragraph">
      <style:paragraph-properties fo:margin-top="0in" fo:margin-bottom="0.177in" style:line-height-at-least="0.1875in" fo:background-color="#FFFFFF"/>
      <style:text-properties style:font-name="Verdana" fo:color="#4C4C4C" fo:font-size="9pt" style:font-size-asian="9pt" style:font-size-complex="9pt"/>
    </style:style>
    <style:style style:name="P173" style:parent-style-name="NormalWeb" style:family="paragraph">
      <style:paragraph-properties fo:margin-top="0in" fo:margin-bottom="0.177in" style:line-height-at-least="0.1875in" fo:background-color="#FFFFFF"/>
      <style:text-properties style:font-name="Verdana" fo:color="#4C4C4C" fo:font-size="9pt" style:font-size-asian="9pt" style:font-size-complex="9pt"/>
    </style:style>
    <style:style style:name="P174" style:parent-style-name="NormalWeb" style:family="paragraph">
      <style:paragraph-properties fo:margin-top="0in" fo:margin-bottom="0.177in" style:line-height-at-least="0.1875in" fo:background-color="#FFFFFF"/>
    </style:style>
    <style:style style:name="T175" style:parent-style-name="DefaultParagraphFont" style:family="text">
      <style:text-properties style:font-name="Verdana" fo:color="#4C4C4C" fo:font-size="9pt" style:font-size-asian="9pt" style:font-size-complex="9pt" fo:background-color="#00FF00"/>
    </style:style>
    <style:style style:name="P176" style:parent-style-name="NormalWeb" style:family="paragraph">
      <style:paragraph-properties fo:margin-top="0in" fo:margin-bottom="0.177in" style:line-height-at-least="0.1875in" fo:background-color="#FFFFFF"/>
      <style:text-properties style:font-name="Verdana" fo:color="#4C4C4C" fo:font-size="9pt" style:font-size-asian="9pt" style:font-size-complex="9pt"/>
    </style:style>
    <style:style style:name="P177" style:parent-style-name="NormalWeb" style:family="paragraph">
      <style:paragraph-properties fo:margin-top="0in" fo:margin-bottom="0.177in" style:line-height-at-least="0.1875in" fo:background-color="#FFFFFF"/>
    </style:style>
    <style:style style:name="T178" style:parent-style-name="DefaultParagraphFont" style:family="text">
      <style:text-properties style:font-name="Verdana" fo:color="#4C4C4C" fo:font-size="9pt" style:font-size-asian="9pt" style:font-size-complex="9pt"/>
    </style:style>
    <style:style style:name="T179" style:parent-style-name="DefaultParagraphFont" style:family="text">
      <style:text-properties style:font-name="Verdana" fo:color="#4C4C4C" fo:font-size="9pt" style:font-size-asian="9pt" style:font-size-complex="9pt" fo:background-color="#00FF00"/>
    </style:style>
    <style:style style:name="T180" style:parent-style-name="DefaultParagraphFont" style:family="text">
      <style:text-properties style:font-name="Verdana" fo:color="#4C4C4C" fo:font-size="9pt" style:font-size-asian="9pt" style:font-size-complex="9pt"/>
    </style:style>
    <style:style style:name="T181" style:parent-style-name="DefaultParagraphFont" style:family="text">
      <style:text-properties style:font-name="Verdana" fo:color="#4C4C4C" fo:font-size="9pt" style:font-size-asian="9pt" style:font-size-complex="9pt" fo:background-color="#00FF00"/>
    </style:style>
    <style:style style:name="T182" style:parent-style-name="DefaultParagraphFont" style:family="text">
      <style:text-properties style:font-name="Verdana" fo:color="#4C4C4C" fo:font-size="9pt" style:font-size-asian="9pt" style:font-size-complex="9pt"/>
    </style:style>
    <style:style style:name="T183" style:parent-style-name="DefaultParagraphFont" style:family="text">
      <style:text-properties style:font-name="Verdana" fo:color="#4C4C4C" fo:font-size="9pt" style:font-size-asian="9pt" style:font-size-complex="9pt" fo:background-color="#00FF00"/>
    </style:style>
    <style:style style:name="T184" style:parent-style-name="DefaultParagraphFont" style:family="text">
      <style:text-properties style:font-name="Verdana" fo:color="#4C4C4C" fo:font-size="9pt" style:font-size-asian="9pt" style:font-size-complex="9pt"/>
    </style:style>
    <style:style style:name="T185" style:parent-style-name="DefaultParagraphFont" style:family="text">
      <style:text-properties style:font-name="Verdana" fo:color="#4C4C4C" fo:font-size="9pt" style:font-size-asian="9pt" style:font-size-complex="9pt" fo:background-color="#00FF00"/>
    </style:style>
    <style:style style:name="T186" style:parent-style-name="DefaultParagraphFont" style:family="text">
      <style:text-properties style:font-name="Verdana" fo:color="#4C4C4C" fo:font-size="9pt" style:font-size-asian="9pt" style:font-size-complex="9pt"/>
    </style:style>
    <style:style style:name="P187" style:parent-style-name="NormalWeb" style:family="paragraph">
      <style:paragraph-properties fo:margin-top="0in" fo:margin-bottom="0.177in" style:line-height-at-least="0.1875in" fo:background-color="#FFFFFF"/>
      <style:text-properties style:font-name="Verdana" fo:color="#4C4C4C" fo:font-size="9pt" style:font-size-asian="9pt" style:font-size-complex="9pt"/>
    </style:style>
    <style:style style:name="P188" style:parent-style-name="NormalWeb" style:family="paragraph">
      <style:paragraph-properties fo:margin-top="0in" fo:margin-bottom="0.177in" style:line-height-at-least="0.1875in" fo:background-color="#FFFFFF"/>
      <style:text-properties style:font-name="Verdana" fo:color="#4C4C4C" fo:font-size="9pt" style:font-size-asian="9pt" style:font-size-complex="9pt"/>
    </style:style>
    <style:style style:name="P189" style:parent-style-name="NormalWeb" style:family="paragraph">
      <style:paragraph-properties fo:margin-top="0in" fo:margin-bottom="0.177in" style:line-height-at-least="0.1875in" fo:background-color="#FFFFFF"/>
      <style:text-properties style:font-name="Verdana" fo:color="#4C4C4C" fo:font-size="9pt" style:font-size-asian="9pt" style:font-size-complex="9pt"/>
    </style:style>
    <style:style style:name="P190" style:parent-style-name="NormalWeb" style:family="paragraph">
      <style:paragraph-properties fo:margin-top="0in" fo:margin-bottom="0.177in" style:line-height-at-least="0.1875in" fo:background-color="#FFFFFF"/>
      <style:text-properties style:font-name="Verdana" fo:color="#4C4C4C" fo:font-size="9pt" style:font-size-asian="9pt" style:font-size-complex="9pt"/>
    </style:style>
    <style:style style:name="P191" style:parent-style-name="NormalWeb" style:family="paragraph">
      <style:paragraph-properties fo:margin-top="0in" fo:margin-bottom="0.177in" style:line-height-at-least="0.1875in" fo:background-color="#FFFFFF"/>
      <style:text-properties style:font-name="Verdana" fo:color="#4C4C4C" fo:font-size="9pt" style:font-size-asian="9pt" style:font-size-complex="9pt"/>
    </style:style>
    <style:style style:name="P192" style:parent-style-name="NormalWeb" style:family="paragraph">
      <style:paragraph-properties fo:margin-top="0in" fo:margin-bottom="0.177in" style:line-height-at-least="0.1875in" fo:background-color="#FFFFFF"/>
      <style:text-properties style:font-name="Verdana" fo:color="#4C4C4C" fo:font-size="9pt" style:font-size-asian="9pt" style:font-size-complex="9pt"/>
    </style:style>
    <style:style style:name="P193" style:parent-style-name="NormalWeb" style:family="paragraph">
      <style:paragraph-properties fo:margin-top="0in" fo:margin-bottom="0.177in" style:line-height-at-least="0.1875in" fo:background-color="#FFFFFF"/>
      <style:text-properties style:font-name="Verdana" fo:color="#4C4C4C" fo:font-size="9pt" style:font-size-asian="9pt" style:font-size-complex="9pt"/>
    </style:style>
    <style:style style:name="P194" style:parent-style-name="NormalWeb" style:family="paragraph">
      <style:paragraph-properties fo:margin-top="0in" fo:margin-bottom="0.177in" style:line-height-at-least="0.1875in" fo:background-color="#FFFFFF"/>
      <style:text-properties style:font-name="Verdana" fo:color="#4C4C4C" fo:font-size="9pt" style:font-size-asian="9pt" style:font-size-complex="9pt"/>
    </style:style>
    <style:style style:name="P195" style:parent-style-name="NormalWeb" style:family="paragraph">
      <style:paragraph-properties fo:margin-top="0in" fo:margin-bottom="0.177in" style:line-height-at-least="0.1875in" fo:background-color="#FFFFFF"/>
      <style:text-properties style:font-name="Verdana" fo:color="#4C4C4C" fo:font-size="9pt" style:font-size-asian="9pt" style:font-size-complex="9pt"/>
    </style:style>
    <style:style style:name="P196" style:parent-style-name="NormalWeb" style:family="paragraph">
      <style:paragraph-properties fo:margin-top="0in" fo:margin-bottom="0.177in" style:line-height-at-least="0.1875in" fo:background-color="#FFFFFF"/>
      <style:text-properties style:font-name="Verdana" fo:color="#4C4C4C" fo:font-size="9pt" style:font-size-asian="9pt" style:font-size-complex="9pt"/>
    </style:style>
    <style:style style:name="P197" style:parent-style-name="NormalWeb" style:family="paragraph">
      <style:paragraph-properties fo:margin-top="0in" fo:margin-bottom="0.177in" style:line-height-at-least="0.1875in" fo:background-color="#FFFFFF"/>
      <style:text-properties style:font-name="Verdana" fo:color="#4C4C4C" fo:font-size="9pt" style:font-size-asian="9pt" style:font-size-complex="9pt"/>
    </style:style>
    <style:style style:name="P198" style:parent-style-name="NormalWeb" style:family="paragraph">
      <style:paragraph-properties fo:margin-top="0in" fo:margin-bottom="0.177in" style:line-height-at-least="0.1875in" fo:background-color="#FFFFFF"/>
      <style:text-properties style:font-name="Verdana" fo:color="#4C4C4C" fo:font-size="9pt" style:font-size-asian="9pt" style:font-size-complex="9pt"/>
    </style:style>
    <style:style style:name="P199" style:parent-style-name="NormalWeb" style:family="paragraph">
      <style:paragraph-properties fo:margin-top="0in" fo:margin-bottom="0.177in" style:line-height-at-least="0.1875in" fo:background-color="#FFFFFF"/>
      <style:text-properties style:font-name="Verdana" fo:color="#4C4C4C" fo:font-size="9pt" style:font-size-asian="9pt" style:font-size-complex="9pt"/>
    </style:style>
    <style:style style:name="P200" style:parent-style-name="NormalWeb" style:family="paragraph">
      <style:paragraph-properties fo:margin-top="0in" fo:margin-bottom="0.177in" style:line-height-at-least="0.1875in" fo:background-color="#FFFFFF"/>
      <style:text-properties style:font-name="Verdana" fo:color="#4C4C4C" fo:font-size="9pt" style:font-size-asian="9pt" style:font-size-complex="9pt"/>
    </style:style>
    <style:style style:name="P201" style:parent-style-name="NormalWeb" style:family="paragraph">
      <style:paragraph-properties fo:margin-top="0in" fo:margin-bottom="0.177in" style:line-height-at-least="0.1875in" fo:background-color="#FFFFFF"/>
      <style:text-properties style:font-name="Verdana" fo:color="#4C4C4C" fo:font-size="9pt" style:font-size-asian="9pt" style:font-size-complex="9pt"/>
    </style:style>
    <style:style style:name="P202" style:parent-style-name="NormalWeb" style:family="paragraph">
      <style:paragraph-properties fo:margin-top="0in" fo:margin-bottom="0.177in" style:line-height-at-least="0.1875in" fo:background-color="#FFFFFF"/>
      <style:text-properties style:font-name="Verdana" fo:color="#4C4C4C" fo:font-size="9pt" style:font-size-asian="9pt" style:font-size-complex="9pt"/>
    </style:style>
    <style:style style:name="P203" style:parent-style-name="NormalWeb" style:family="paragraph">
      <style:paragraph-properties fo:margin-top="0in" fo:margin-bottom="0.177in" style:line-height-at-least="0.1875in" fo:background-color="#FFFFFF"/>
      <style:text-properties style:font-name="Verdana" fo:color="#4C4C4C" fo:font-size="9pt" style:font-size-asian="9pt" style:font-size-complex="9pt"/>
    </style:style>
    <style:style style:name="P204" style:parent-style-name="NormalWeb" style:family="paragraph">
      <style:paragraph-properties fo:margin-top="0in" fo:margin-bottom="0.177in" style:line-height-at-least="0.1875in" fo:background-color="#FFFFFF"/>
    </style:style>
    <style:style style:name="T205" style:parent-style-name="DefaultParagraphFont" style:family="text">
      <style:text-properties style:font-name="Verdana" fo:color="#4C4C4C" fo:font-size="9pt" style:font-size-asian="9pt" style:font-size-complex="9pt"/>
    </style:style>
    <style:style style:name="T206" style:parent-style-name="DefaultParagraphFont" style:family="text">
      <style:text-properties style:font-name="Verdana" fo:color="#4C4C4C" fo:font-size="9pt" style:font-size-asian="9pt" style:font-size-complex="9pt" fo:background-color="#00FF00"/>
    </style:style>
    <style:style style:name="T207" style:parent-style-name="DefaultParagraphFont" style:family="text">
      <style:text-properties style:font-name="Verdana" fo:color="#4C4C4C" fo:font-size="9pt" style:font-size-asian="9pt" style:font-size-complex="9pt"/>
    </style:style>
    <style:style style:name="P208" style:parent-style-name="NormalWeb" style:family="paragraph">
      <style:paragraph-properties fo:margin-top="0in" fo:margin-bottom="0.177in" style:line-height-at-least="0.1875in" fo:background-color="#FFFFFF"/>
      <style:text-properties style:font-name="Verdana" fo:color="#4C4C4C" fo:font-size="9pt" style:font-size-asian="9pt" style:font-size-complex="9pt"/>
    </style:style>
    <style:style style:name="P209" style:parent-style-name="NormalWeb" style:family="paragraph">
      <style:paragraph-properties fo:margin-top="0in" fo:margin-bottom="0.177in" style:line-height-at-least="0.1875in" fo:background-color="#FFFFFF"/>
    </style:style>
    <style:style style:name="T210" style:parent-style-name="DefaultParagraphFont" style:family="text">
      <style:text-properties style:font-name="Verdana" fo:color="#4C4C4C" fo:font-size="9pt" style:font-size-asian="9pt" style:font-size-complex="9pt"/>
    </style:style>
    <style:style style:name="T211" style:parent-style-name="DefaultParagraphFont" style:family="text">
      <style:text-properties style:font-name="Verdana" fo:color="#4C4C4C" fo:font-size="9pt" style:font-size-asian="9pt" style:font-size-complex="9pt" fo:background-color="#00FF00"/>
    </style:style>
    <style:style style:name="T212" style:parent-style-name="DefaultParagraphFont" style:family="text">
      <style:text-properties style:font-name="Verdana" fo:color="#4C4C4C" fo:font-size="9pt" style:font-size-asian="9pt" style:font-size-complex="9pt"/>
    </style:style>
    <style:style style:name="T213" style:parent-style-name="DefaultParagraphFont" style:family="text">
      <style:text-properties style:font-name="Verdana" fo:color="#4C4C4C" fo:font-size="9pt" style:font-size-asian="9pt" style:font-size-complex="9pt" fo:background-color="#00FF00"/>
    </style:style>
    <style:style style:name="T214" style:parent-style-name="DefaultParagraphFont" style:family="text">
      <style:text-properties style:font-name="Verdana" fo:color="#4C4C4C" fo:font-size="9pt" style:font-size-asian="9pt" style:font-size-complex="9pt"/>
    </style:style>
    <style:style style:name="P215" style:parent-style-name="NormalWeb" style:family="paragraph">
      <style:paragraph-properties fo:margin-top="0in" fo:margin-bottom="0.177in" style:line-height-at-least="0.1875in" fo:background-color="#FFFFFF"/>
    </style:style>
    <style:style style:name="T216" style:parent-style-name="DefaultParagraphFont" style:family="text">
      <style:text-properties style:font-name="Verdana" fo:color="#4C4C4C" fo:font-size="9pt" style:font-size-asian="9pt" style:font-size-complex="9pt"/>
    </style:style>
    <style:style style:name="T217" style:parent-style-name="DefaultParagraphFont" style:family="text">
      <style:text-properties style:font-name="Verdana" fo:color="#4C4C4C" fo:font-size="9pt" style:font-size-asian="9pt" style:font-size-complex="9pt" fo:background-color="#00FF00"/>
    </style:style>
    <style:style style:name="T218" style:parent-style-name="DefaultParagraphFont" style:family="text">
      <style:text-properties style:font-name="Verdana" fo:color="#4C4C4C" fo:font-size="9pt" style:font-size-asian="9pt" style:font-size-complex="9pt"/>
    </style:style>
    <style:style style:name="T219" style:parent-style-name="DefaultParagraphFont" style:family="text">
      <style:text-properties style:font-name="Verdana" fo:color="#4C4C4C" fo:font-size="9pt" style:font-size-asian="9pt" style:font-size-complex="9pt" fo:background-color="#00FF00"/>
    </style:style>
    <style:style style:name="T220" style:parent-style-name="DefaultParagraphFont" style:family="text">
      <style:text-properties style:font-name="Verdana" fo:color="#4C4C4C" fo:font-size="9pt" style:font-size-asian="9pt" style:font-size-complex="9pt"/>
    </style:style>
    <style:style style:name="P221" style:parent-style-name="NormalWeb" style:family="paragraph">
      <style:paragraph-properties fo:margin-top="0in" fo:margin-bottom="0.177in" style:line-height-at-least="0.1875in" fo:background-color="#FFFFFF"/>
      <style:text-properties style:font-name="Verdana" fo:color="#4C4C4C" fo:font-size="9pt" style:font-size-asian="9pt" style:font-size-complex="9pt"/>
    </style:style>
    <style:style style:name="P222" style:parent-style-name="NormalWeb" style:family="paragraph">
      <style:paragraph-properties fo:margin-top="0in" fo:margin-bottom="0.177in" style:line-height-at-least="0.1875in" fo:background-color="#FFFFFF"/>
      <style:text-properties style:font-name="Verdana" fo:color="#4C4C4C" fo:font-size="9pt" style:font-size-asian="9pt" style:font-size-complex="9pt"/>
    </style:style>
    <style:style style:name="P223" style:parent-style-name="NormalWeb" style:family="paragraph">
      <style:paragraph-properties fo:margin-top="0in" fo:margin-bottom="0.177in" style:line-height-at-least="0.1875in" fo:background-color="#FFFFFF"/>
      <style:text-properties style:font-name="Verdana" fo:color="#4C4C4C" fo:font-size="9pt" style:font-size-asian="9pt" style:font-size-complex="9pt"/>
    </style:style>
    <style:style style:name="P224" style:parent-style-name="NormalWeb" style:family="paragraph">
      <style:paragraph-properties fo:margin-top="0in" fo:margin-bottom="0.177in" style:line-height-at-least="0.1875in" fo:background-color="#FFFFFF"/>
    </style:style>
    <style:style style:name="T225" style:parent-style-name="DefaultParagraphFont" style:family="text">
      <style:text-properties style:font-name="Verdana" fo:color="#4C4C4C" fo:font-size="9pt" style:font-size-asian="9pt" style:font-size-complex="9pt"/>
    </style:style>
    <style:style style:name="T226" style:parent-style-name="DefaultParagraphFont" style:family="text">
      <style:text-properties style:font-name="Verdana" fo:color="#4C4C4C" fo:font-size="9pt" style:font-size-asian="9pt" style:font-size-complex="9pt" fo:background-color="#00FF00"/>
    </style:style>
    <style:style style:name="T227" style:parent-style-name="DefaultParagraphFont" style:family="text">
      <style:text-properties style:font-name="Verdana" fo:color="#4C4C4C" fo:font-size="9pt" style:font-size-asian="9pt" style:font-size-complex="9pt"/>
    </style:style>
    <style:style style:name="T228" style:parent-style-name="DefaultParagraphFont" style:family="text">
      <style:text-properties style:font-name="Verdana" fo:color="#4C4C4C" fo:font-size="9pt" style:font-size-asian="9pt" style:font-size-complex="9pt" fo:background-color="#00FF00"/>
    </style:style>
    <style:style style:name="T229" style:parent-style-name="DefaultParagraphFont" style:family="text">
      <style:text-properties style:font-name="Verdana" fo:color="#4C4C4C" fo:font-size="9pt" style:font-size-asian="9pt" style:font-size-complex="9pt"/>
    </style:style>
    <style:style style:name="P230" style:parent-style-name="NormalWeb" style:family="paragraph">
      <style:paragraph-properties fo:margin-top="0in" fo:margin-bottom="0.177in" style:line-height-at-least="0.1875in" fo:background-color="#FFFFFF"/>
    </style:style>
    <style:style style:name="T231" style:parent-style-name="DefaultParagraphFont" style:family="text">
      <style:text-properties style:font-name="Verdana" fo:color="#4C4C4C" fo:font-size="9pt" style:font-size-asian="9pt" style:font-size-complex="9pt" fo:background-color="#00FF00"/>
    </style:style>
    <style:style style:name="P232" style:parent-style-name="NormalWeb" style:family="paragraph">
      <style:paragraph-properties fo:margin-top="0in" fo:margin-bottom="0.177in" style:line-height-at-least="0.1875in" fo:background-color="#FFFFFF"/>
      <style:text-properties style:font-name="Verdana" fo:color="#4C4C4C" fo:font-size="9pt" style:font-size-asian="9pt" style:font-size-complex="9pt"/>
    </style:style>
    <style:style style:name="P233" style:parent-style-name="NormalWeb" style:family="paragraph">
      <style:paragraph-properties fo:margin-top="0in" fo:margin-bottom="0.177in" style:line-height-at-least="0.1875in" fo:background-color="#FFFFFF"/>
      <style:text-properties style:font-name="Verdana" fo:color="#4C4C4C" fo:font-size="9pt" style:font-size-asian="9pt" style:font-size-complex="9pt" fo:background-color="#00FF00"/>
    </style:style>
    <style:style style:name="P234" style:parent-style-name="NormalWeb" style:family="paragraph">
      <style:paragraph-properties fo:margin-top="0in" fo:margin-bottom="0.177in" style:line-height-at-least="0.1875in" fo:background-color="#FFFFFF"/>
    </style:style>
    <style:style style:name="T235" style:parent-style-name="DefaultParagraphFont" style:family="text">
      <style:text-properties style:font-name="Verdana" fo:color="#4C4C4C" fo:font-size="9pt" style:font-size-asian="9pt" style:font-size-complex="9pt" fo:background-color="#00FF00"/>
    </style:style>
    <style:style style:name="T236" style:parent-style-name="DefaultParagraphFont" style:family="text">
      <style:text-properties style:font-name="Verdana" fo:color="#4C4C4C" fo:font-size="9pt" style:font-size-asian="9pt" style:font-size-complex="9pt"/>
    </style:style>
    <style:style style:name="T237" style:parent-style-name="DefaultParagraphFont" style:family="text">
      <style:text-properties style:font-name="Verdana" fo:color="#4C4C4C" fo:font-size="9pt" style:font-size-asian="9pt" style:font-size-complex="9pt" fo:background-color="#00FF00"/>
    </style:style>
    <style:style style:name="T238" style:parent-style-name="DefaultParagraphFont" style:family="text">
      <style:text-properties style:font-name="Verdana" fo:color="#4C4C4C" fo:font-size="9pt" style:font-size-asian="9pt" style:font-size-complex="9pt"/>
    </style:style>
    <style:style style:name="P239" style:parent-style-name="NormalWeb" style:family="paragraph">
      <style:paragraph-properties fo:margin-top="0in" fo:margin-bottom="0.177in" style:line-height-at-least="0.1875in" fo:background-color="#FFFFFF"/>
    </style:style>
    <style:style style:name="T240" style:parent-style-name="DefaultParagraphFont" style:family="text">
      <style:text-properties style:font-name="Verdana" fo:color="#4C4C4C" fo:font-size="9pt" style:font-size-asian="9pt" style:font-size-complex="9pt" fo:background-color="#00FF00"/>
    </style:style>
    <style:style style:name="T241" style:parent-style-name="DefaultParagraphFont" style:family="text">
      <style:text-properties style:font-name="Verdana" fo:color="#4C4C4C" fo:font-size="9pt" style:font-size-asian="9pt" style:font-size-complex="9pt"/>
    </style:style>
    <style:style style:name="T242" style:parent-style-name="DefaultParagraphFont" style:family="text">
      <style:text-properties style:font-name="Verdana" fo:color="#4C4C4C" fo:font-size="9pt" style:font-size-asian="9pt" style:font-size-complex="9pt" fo:background-color="#00FF00"/>
    </style:style>
    <style:style style:name="T243" style:parent-style-name="DefaultParagraphFont" style:family="text">
      <style:text-properties style:font-name="Verdana" fo:color="#4C4C4C" fo:font-size="9pt" style:font-size-asian="9pt" style:font-size-complex="9pt"/>
    </style:style>
    <style:style style:name="P244" style:parent-style-name="NormalWeb" style:family="paragraph">
      <style:paragraph-properties fo:margin-top="0in" fo:margin-bottom="0.177in" style:line-height-at-least="0.1875in" fo:background-color="#FFFFFF"/>
      <style:text-properties style:font-name="Verdana" fo:color="#4C4C4C" fo:font-size="9pt" style:font-size-asian="9pt" style:font-size-complex="9pt"/>
    </style:style>
    <style:style style:name="P245" style:parent-style-name="NormalWeb" style:family="paragraph">
      <style:paragraph-properties fo:margin-top="0in" fo:margin-bottom="0.177in" style:line-height-at-least="0.1875in" fo:background-color="#FFFFFF"/>
      <style:text-properties style:font-name="Verdana" fo:color="#4C4C4C" fo:font-size="9pt" style:font-size-asian="9pt" style:font-size-complex="9pt"/>
    </style:style>
    <style:style style:name="P246" style:parent-style-name="NormalWeb" style:family="paragraph">
      <style:paragraph-properties fo:margin-top="0in" fo:margin-bottom="0.177in" style:line-height-at-least="0.1875in" fo:background-color="#FFFFFF"/>
      <style:text-properties style:font-name="Verdana" fo:color="#4C4C4C" fo:font-size="9pt" style:font-size-asian="9pt" style:font-size-complex="9pt"/>
    </style:style>
    <style:style style:name="P247" style:parent-style-name="NormalWeb" style:family="paragraph">
      <style:paragraph-properties fo:margin-top="0in" fo:margin-bottom="0.177in" style:line-height-at-least="0.1875in" fo:background-color="#FFFFFF"/>
      <style:text-properties style:font-name="Verdana" fo:color="#4C4C4C" fo:font-size="9pt" style:font-size-asian="9pt" style:font-size-complex="9pt"/>
    </style:style>
    <style:style style:name="P248" style:parent-style-name="NormalWeb" style:family="paragraph">
      <style:paragraph-properties fo:margin-top="0in" fo:margin-bottom="0.177in" style:line-height-at-least="0.1875in" fo:background-color="#FFFFFF"/>
    </style:style>
    <style:style style:name="T249" style:parent-style-name="DefaultParagraphFont" style:family="text">
      <style:text-properties style:font-name="Verdana" fo:color="#4C4C4C" fo:font-size="9pt" style:font-size-asian="9pt" style:font-size-complex="9pt"/>
    </style:style>
    <style:style style:name="T250" style:parent-style-name="DefaultParagraphFont" style:family="text">
      <style:text-properties style:font-name="Verdana" fo:color="#4C4C4C" fo:font-size="9pt" style:font-size-asian="9pt" style:font-size-complex="9pt" fo:background-color="#00FF00"/>
    </style:style>
    <style:style style:name="T251" style:parent-style-name="DefaultParagraphFont" style:family="text">
      <style:text-properties style:font-name="Verdana" fo:color="#4C4C4C" fo:font-size="9pt" style:font-size-asian="9pt" style:font-size-complex="9pt" fo:background-color="#00FF00"/>
    </style:style>
    <style:style style:name="P252" style:parent-style-name="NormalWeb" style:family="paragraph">
      <style:paragraph-properties fo:margin-top="0in" fo:margin-bottom="0.177in" style:line-height-at-least="0.1875in" fo:background-color="#FFFFFF"/>
      <style:text-properties style:font-name="Verdana" fo:color="#4C4C4C" fo:font-size="9pt" style:font-size-asian="9pt" style:font-size-complex="9pt"/>
    </style:style>
    <style:style style:name="P253" style:parent-style-name="NormalWeb" style:family="paragraph">
      <style:paragraph-properties fo:margin-top="0in" fo:margin-bottom="0.177in" style:line-height-at-least="0.1875in" fo:background-color="#FFFFFF"/>
      <style:text-properties style:font-name="Verdana" fo:color="#4C4C4C" fo:font-size="9pt" style:font-size-asian="9pt" style:font-size-complex="9pt"/>
    </style:style>
    <style:style style:name="P254" style:parent-style-name="NormalWeb" style:family="paragraph">
      <style:paragraph-properties fo:margin-top="0in" fo:margin-bottom="0.177in" style:line-height-at-least="0.1875in" fo:background-color="#FFFFFF"/>
      <style:text-properties style:font-name="Verdana" fo:color="#4C4C4C" fo:font-size="9pt" style:font-size-asian="9pt" style:font-size-complex="9pt"/>
    </style:style>
    <style:style style:name="P255" style:parent-style-name="NormalWeb" style:family="paragraph">
      <style:paragraph-properties fo:margin-top="0in" fo:margin-bottom="0.177in" style:line-height-at-least="0.1875in" fo:background-color="#FFFFFF"/>
      <style:text-properties style:font-name="Verdana" fo:color="#4C4C4C" fo:font-size="9pt" style:font-size-asian="9pt" style:font-size-complex="9pt"/>
    </style:style>
    <style:style style:name="P256" style:parent-style-name="NormalWeb" style:family="paragraph">
      <style:paragraph-properties fo:margin-top="0in" fo:margin-bottom="0.177in" style:line-height-at-least="0.1875in" fo:background-color="#FFFFFF"/>
      <style:text-properties style:font-name="Verdana" fo:color="#4C4C4C" fo:font-size="9pt" style:font-size-asian="9pt" style:font-size-complex="9pt"/>
    </style:style>
    <style:style style:name="P257" style:parent-style-name="NormalWeb" style:family="paragraph">
      <style:paragraph-properties fo:margin-top="0in" fo:margin-bottom="0.177in" style:line-height-at-least="0.1875in" fo:background-color="#FFFFFF"/>
      <style:text-properties style:font-name="Verdana" fo:color="#4C4C4C" fo:font-size="9pt" style:font-size-asian="9pt" style:font-size-complex="9pt"/>
    </style:style>
    <style:style style:name="P258" style:parent-style-name="NormalWeb" style:family="paragraph">
      <style:paragraph-properties fo:margin-top="0in" fo:margin-bottom="0.177in" style:line-height-at-least="0.1875in" fo:background-color="#FFFFFF"/>
      <style:text-properties style:font-name="Verdana" fo:color="#4C4C4C" fo:font-size="9pt" style:font-size-asian="9pt" style:font-size-complex="9pt"/>
    </style:style>
    <style:style style:name="P259" style:parent-style-name="NormalWeb" style:family="paragraph">
      <style:paragraph-properties fo:margin-top="0in" fo:margin-bottom="0.177in" style:line-height-at-least="0.1875in" fo:background-color="#FFFFFF"/>
      <style:text-properties style:font-name="Verdana" fo:color="#4C4C4C" fo:font-size="9pt" style:font-size-asian="9pt" style:font-size-complex="9pt"/>
    </style:style>
    <style:style style:name="P260" style:parent-style-name="NormalWeb" style:family="paragraph">
      <style:paragraph-properties fo:margin-top="0in" fo:margin-bottom="0.177in" style:line-height-at-least="0.1875in" fo:background-color="#FFFFFF"/>
      <style:text-properties style:font-name="Verdana" fo:color="#4C4C4C" fo:font-size="9pt" style:font-size-asian="9pt" style:font-size-complex="9pt"/>
    </style:style>
    <style:style style:name="P261" style:parent-style-name="NormalWeb" style:family="paragraph">
      <style:paragraph-properties fo:margin-top="0in" fo:margin-bottom="0.177in" style:line-height-at-least="0.1875in" fo:background-color="#FFFFFF"/>
      <style:text-properties style:font-name="Verdana" fo:color="#4C4C4C" fo:font-size="9pt" style:font-size-asian="9pt" style:font-size-complex="9pt"/>
    </style:style>
    <style:style style:name="P262" style:parent-style-name="NormalWeb" style:family="paragraph">
      <style:paragraph-properties fo:margin-top="0in" fo:margin-bottom="0.177in" style:line-height-at-least="0.1875in" fo:background-color="#FFFFFF"/>
      <style:text-properties style:font-name="Verdana" fo:color="#4C4C4C" fo:font-size="9pt" style:font-size-asian="9pt" style:font-size-complex="9pt"/>
    </style:style>
    <style:style style:name="P263" style:parent-style-name="NormalWeb" style:family="paragraph">
      <style:paragraph-properties fo:margin-top="0in" fo:margin-bottom="0.177in" style:line-height-at-least="0.1875in" fo:background-color="#FFFFFF"/>
      <style:text-properties style:font-name="Verdana" fo:color="#4C4C4C" fo:font-size="9pt" style:font-size-asian="9pt" style:font-size-complex="9pt"/>
    </style:style>
    <style:style style:name="P264" style:parent-style-name="NormalWeb" style:family="paragraph">
      <style:paragraph-properties fo:margin-top="0in" fo:margin-bottom="0.177in" style:line-height-at-least="0.1875in" fo:background-color="#FFFFFF"/>
      <style:text-properties style:font-name="Verdana" fo:color="#4C4C4C" fo:font-size="9pt" style:font-size-asian="9pt" style:font-size-complex="9pt"/>
    </style:style>
    <style:style style:name="P265" style:parent-style-name="NormalWeb" style:family="paragraph">
      <style:paragraph-properties fo:margin-top="0in" fo:margin-bottom="0.177in" style:line-height-at-least="0.1875in" fo:background-color="#FFFFFF"/>
      <style:text-properties style:font-name="Verdana" fo:color="#4C4C4C" fo:font-size="9pt" style:font-size-asian="9pt" style:font-size-complex="9pt"/>
    </style:style>
    <style:style style:name="P266" style:parent-style-name="NormalWeb" style:family="paragraph">
      <style:paragraph-properties fo:margin-top="0in" fo:margin-bottom="0.177in" style:line-height-at-least="0.1875in" fo:background-color="#FFFFFF"/>
      <style:text-properties style:font-name="Verdana" fo:color="#4C4C4C" fo:font-size="9pt" style:font-size-asian="9pt" style:font-size-complex="9pt"/>
    </style:style>
    <style:style style:name="P267" style:parent-style-name="NormalWeb" style:family="paragraph">
      <style:paragraph-properties fo:margin-top="0in" fo:margin-bottom="0.177in" style:line-height-at-least="0.1875in" fo:background-color="#FFFFFF"/>
      <style:text-properties style:font-name="Verdana" fo:color="#4C4C4C" fo:font-size="9pt" style:font-size-asian="9pt" style:font-size-complex="9pt"/>
    </style:style>
    <style:style style:name="P268" style:parent-style-name="NormalWeb" style:family="paragraph">
      <style:paragraph-properties fo:margin-top="0in" fo:margin-bottom="0.177in" style:line-height-at-least="0.1875in" fo:background-color="#FFFFFF"/>
      <style:text-properties style:font-name="Verdana" fo:color="#4C4C4C" fo:font-size="9pt" style:font-size-asian="9pt" style:font-size-complex="9pt"/>
    </style:style>
    <style:style style:name="P269" style:parent-style-name="NormalWeb" style:family="paragraph">
      <style:paragraph-properties fo:margin-top="0in" fo:margin-bottom="0.177in" style:line-height-at-least="0.1875in" fo:background-color="#FFFFFF"/>
      <style:text-properties style:font-name="Verdana" fo:color="#4C4C4C" fo:font-size="9pt" style:font-size-asian="9pt" style:font-size-complex="9pt"/>
    </style:style>
    <style:style style:name="P270" style:parent-style-name="NormalWeb" style:family="paragraph">
      <style:paragraph-properties fo:margin-top="0in" fo:margin-bottom="0.177in" style:line-height-at-least="0.1875in" fo:background-color="#FFFFFF"/>
      <style:text-properties style:font-name="Verdana" fo:color="#4C4C4C" fo:font-size="9pt" style:font-size-asian="9pt" style:font-size-complex="9pt"/>
    </style:style>
  </office:automatic-styles>
  <office:body>
    <office:text text:use-soft-page-breaks="true">
      <text:p text:style-name="P1"><text:span text:style-name="T2"> </text:span><text:span text:style-name="T3">In this article, the HRM policies and practices of the Singaporean subsidiaries of Japanese and American MNCs were compared with those of local companies.<text:s/></text:span><text:span text:style-name="T4">The objective was to identify the impact of organizational contingencies, host culture, and headquarters influences on human resource policies and practices.</text:span></text:p>
      <text:p text:style-name="P5"><text:span text:style-name="T6">* It was found that Japanese overseas subsidiaries<text:s/></text:span><text:span text:style-name="T7">adopted a "wholesale" localization policy</text:span><text:span text:style-name="T8">, following closely the personnel practices of local companies which had similar organizational characteristics. In comparison, American personnel practices reflected greater sensitivity to variations in organizational characteristics, as well as greater headquarters influence.</text:span></text:p>
      <text:p text:style-name="P9">KEY WORDS</text:p>
      <text:p text:style-name="P10">* While the HRM policies and practices of American overseas subsidiaries reflected greater headquarters and organisational influences, those of Japanese overseas subsidiaries reflected greater host-culture influences.</text:p>
      <text:p text:style-name="P11"><text:span text:style-name="T12">In 1960, Kerr and his co-authors (Kerr, Dunlop, Harbison &amp; Myers, 1960) published "Industrialism and Industrialization" in which he analyzed industrialization from an historical perspective. The authors suggested that as nations embark on the<text:s/></text:span><text:span text:style-name="T13">irreversible journey into industrialization, the unifying forces of industrialism such as class movement, bureaucracy and technology, would conduce societies towards convergence.</text:span><text:span text:style-name="T14"><text:s/>While numerous ideological alternatives and forms of social organization might co-exist at the beginning of industrialization, during the process of industrialization, "unrealistic" ideological alternatives and "unsuitable" social organizations would be gradually eliminated through the accumulation of experience about what is "realistic". The<text:s/></text:span><text:span text:style-name="T15">end result, as the authors predicted, was the convergence of industrial societies, both in ideology and in social organization.</text:span></text:p>
      <text:p text:style-name="P16">The work of Kerr et al. provided the basis for the convergence thesis which was popular in the 1960s and early 70s. However, in the past two decades, the thesis has been overshadowed by the increasing awareness of cultural diversity and alternative modes of social organization.</text:p>
      <text:p text:style-name="P17"><text:span text:style-name="T18">While the awareness of cultural and social diversity dated back to the emergence of anthropology as a discipline, anthropologists<text:s/></text:span><text:span text:style-name="T19">tended to attribute differences in cultural values and social structure to the different stages which different societies were at in the evolution from primitive to modern, industrial society.</text:span><text:span text:style-name="T20"><text:s/>Underlying this was of course,<text:s/></text:span><text:span text:style-name="T21">the ethnocentric assumption that all societies would eventually evolve towards the western model</text:span><text:span text:style-name="T22">. The<text:s/></text:span><text:span text:style-name="T23">emergence of Japan as an economic power challenged the assumption that the western world provides the developmental model for the less developed nations.</text:span><text:span text:style-name="T24"><text:s/>Japanese values and social structure were strikingly different from those of the west, yet they proved equally conducive to the process of industrialization and economic success. In the past two decades, a massive amount of research has been conducted on Japanese society: its social values; social, economic and industrial structures; management style and practices. In recent years, with the newly industrialised economies of Asia establishing their presence in the world economy, academics and practising managers have come to the awareness that there is not just one model of economic development or management. There are different models of management and development which can be as successful as the western one.</text:span></text:p>
      <text:p text:style-name="P25"><text:span text:style-name="T26">Parallel to the increasing awareness of cultural differences in management styles and practices is the advance in research on the influences of organizational contingencies (such as size and technology) on organizational structure and processes.<text:s/></text:span><text:span text:style-name="T27">Organizational theorists found that certain types of organizations tend to be associated with certain structural characteristics and organizational processes.</text:span><text:span text:style-name="T28"><text:s/>They hypothesized that this happened because certain structural characteristics were more "appropriate" for certain type of organization. Hence, it is necessary to match organizational structure/processes with organizational contingencies in order to attain managerial effectiveness and efficiency.</text:span></text:p>
      <text:p text:style-name="P29"><text:span text:style-name="T30">The above-mentioned theoretical perspectives (convergence, cultural diversity and organizational contingencies) depict three different directions in the development of industrial organizations. The convergence theorists proposed the convergence of ideologies and social organizations across social and cultural boundaries. Organizational theorists suggested that organizations operating under different organizational contingencies are likely to develop different structural characteristics and organizational processes. They<text:s/></text:span><text:span text:style-name="T31">expected the influences of organizational contingencies to cut across social and cultural boundaries</text:span><text:span text:style-name="T32">. On the other hand,<text:s/></text:span><text:span text:style-name="T33">proponents of cultural divergence tended to stress the similarities shared by organizations operating in the same social, cultural milieu and overlooked "minor" differences in organizational structure and practices between different types of organizations.</text:span><text:span text:style-name="T34"><text:s/>For the cultural theorists, divergence occurs mainly between cultural entities.</text:span></text:p>
      <text:p text:style-name="P35">In this theoretical context, a number of interesting issues emerge when one considers the case of a multinational corporation operating across national, social and/or cultural boundaries:</text:p>
      <text:p text:style-name="P36">1. Bearing in mind social, cultural differences, should the parent company impose its management systems and practices on its overseas subsidiaries?</text:p>
      <text:p text:style-name="P37">2. To what extent should the management systems and practices of an overseas subsidiary be localized (i.e., be influenced by local culture/practices)?</text:p>
      <text:p text:style-name="P38">3. Alternatively, should management systems and practices be shaped predominantly by the demands of organizational contingencies instead?</text:p>
      <text:p text:style-name="P39">Multinational companies will have to make a strategic choice among these three alternatives or to try maintaining a balance among them. In this paper, the personnel policies and practices of American, Japanese and Singaporean companies operating in Singapore are compared in order to examine the influences of headquarters culture, host culture and organizational contingencies on personnel policies and practices.</text:p>
      <text:p text:style-name="P40">LITERATURE ON THE UNITS OF ANALYSIS</text:p>
      <text:p text:style-name="P41"><text:span text:style-name="T42">In this section, the literature on the three main units of analysis (</text:span><text:span text:style-name="T43">headquarters culture, host culture and organizational influence</text:span><text:span text:style-name="T44">s) will be reviewed. For headquarters culture, we shall highlight the key features of the American and Japanese human resource management systems. For local culture, characteristics of the local human resource management system will be presented. Regarding organizational contingencies, four organizational variables (size, level of technological sophistication, unionization and length of establishment) which are relevant to human resource management, were included in the present study.</text:span></text:p>
      <text:p text:style-name="P45">HEADQUARTERS CULTURE</text:p>
      <text:p text:style-name="P46">As human resource management policies and practices vary across industries, firm sizes, sectors, etc., it is difficult to generalise about American or Japanese practices. However, the human resource management systems of the two countries are sufficiently different along certain dimensions that some differences can be noted.</text:p>
      <text:p text:style-name="P47">AMERICAN HUMAN RESOURCE MANAGEMENT SYSTEM</text:p>
      <text:p text:style-name="P48"><text:span text:style-name="T49">In<text:s/></text:span><text:span text:style-name="T50">comparing the human resource management systems of America and Japan</text:span><text:span text:style-name="T51">, McMillan (1985) described the<text:s/></text:span><text:span text:style-name="T52">former as representing a labour market model and the latter, a human capital model.</text:span><text:span text:style-name="T53"><text:s/>The<text:s/></text:span><text:span text:style-name="T54">American system is based on the ideology of free enterprise</text:span><text:span text:style-name="T55">: workers are hired and fired depending on the needs of the employing organization while wage level is related to labour supply/demand and general economic conditions. As organizations rely on external recruitment for the skills required, the<text:s/></text:span><text:span text:style-name="T56">system is characterised by high labour mobility</text:span><text:span text:style-name="T57">. While such a system provides employing organizations with manpower flexibility and relatively low training cost, it also reduces employment relations to purely economic/contractual relations. The distance between the management and the workers is wide: workers are paid to do the work while managers hold unquestioned control over key operating decisions. Given the nature of employment relations, it is hardly surprising that<text:s/></text:span><text:span text:style-name="T58">industrial relations are often adversarial</text:span><text:span text:style-name="T59">. American industrial relations are generally characterised by high union militancy and strike records.</text:span></text:p>
      <text:p text:style-name="P60"><text:span text:style-name="T61">Against this background, American personnel/human resource departments<text:s/></text:span><text:span text:style-name="T62">have evolved into legalistic bureaucracies characterised by high levels of formalization and standardization. With a labour-market approach to human resource management, compensation, labour market and wage surveys become important personnel activities</text:span><text:span text:style-name="T63">. To keep union militancy at a distance, some companies adopt a union-avoidance strategy. Interestingly, there is also a long tradition of management interest in employee morale and job satisfaction which Braverman (1974) interpreted as "soft" management tactics to reconcile workers to alienation and the harsh realities which the workers experience under the capitalist mode of production, and part of the union-avoidance strategy of the management.</text:span></text:p>
      <text:p text:style-name="P64"><text:span text:style-name="T65">Another interesting development in American human resource management in the past two decades is the<text:s/></text:span><text:span text:style-name="T66">increasing interest in strategic human resource management</text:span><text:span text:style-name="T67">. With international competition and economic recessions, functional departments came under increasing pressure to demonstrate their contribution to the bottom-line, and personnel departments have not been exempted from this. As a result,<text:s/></text:span><text:span text:style-name="T68">personnel activities have become more aligned to corporate strategies and geared towards the attainment of corporate goals.</text:span><text:span text:style-name="T69"><text:s/>As the result of conscious attempts to align personnel practices with corporate objectives, American personnel practices have become more varied and organizationally specific.</text:span></text:p>
      <text:p text:style-name="P70">JAPANESE HUMAN RESOURCE MANAGEMENT SYSTEM</text:p>
      <text:p text:style-name="P71"><text:span text:style-name="T72">While the American human resource management system is based on the labour market model, the<text:s/></text:span><text:span text:style-name="T73">Japanese system is based on the human capital model</text:span><text:span text:style-name="T74">. The cornerstone of Japanese human resource management is the<text:s/></text:span><text:span text:style-name="T75">multi-dimensional employment relations which encompasses not only an economic aspect, but a social one as wel</text:span><text:span text:style-name="T76">l. Large Japanese companies<text:s/></text:span><text:span text:style-name="T77">usually recruit at junior levels while senior positions are filled by internal promotion</text:span><text:span text:style-name="T78">.<text:s/></text:span><text:span text:style-name="T79">With an internal labour market strategy, Japan</text:span><text:span text:style-name="T80">ese companies are more concerned about<text:s/></text:span><text:span text:style-name="T81">proper recruitment and selection</text:span><text:span text:style-name="T82">, the long-term training and development of their employees, and employment relations. While the<text:s/></text:span><text:span text:style-name="T83">management regards human resources as fixed assets</text:span><text:span text:style-name="T84">, employees on their part, consider their employment as life-time organizational careers.<text:s/></text:span><text:span text:style-name="T85">Commitment is high as employees perceive their careers to be closely tied to the performance of the company</text:span><text:span text:style-name="T86">. As the result of their long-term interdependence, employers and employees are concerned about establishing mutual trust. At the workplace, this interdependence finds expressions in the nemawashi process: a process of continual consultation between workers and managers at all levels of the organizational hierarchy. Another characteristic of the Japanese human resource management system is the<text:s/></text:span><text:span text:style-name="T87">enterprise union which includes among its members, all the employees of an organization except the top managers</text:span><text:span text:style-name="T88">. Unlike industrial unions which prevail in the U.S., enterprise unions tend to be more concerned about the long-term well-being of the firm and are thus<text:s/></text:span><text:span text:style-name="T89">less inclined to maximise short-term gains</text:span><text:span text:style-name="T90">. These result in a more cooperative spirit and less adversarial management-worker relations.</text:span></text:p>
      <text:p text:style-name="P91"><text:span text:style-name="T92">The implications of the above on personnel policies and practices is that Japanese management in fact comes much closer to organizational systems based on behavioral science principles than Western ones (Ouchi 1980).<text:s/></text:span><text:span text:style-name="T93">Personnel administration has traditionally been held in higher regard in Japan than in America</text:span><text:span text:style-name="T94"><text:s/>(McMillan 1985). Companies pay greater attention to their human resources and this often translates to "improvements in personnel administration, such as more careful policies of recruitment and transfer, more thoughtful systemization of personnel administration and a concomitant increase in professionalization of the personnel department, and more explicit attention being given by top management to personnel policies in general."</text:span></text:p>
      <text:p text:style-name="P95">HOST CULTURE (THE HUMAN RESOURCE MANAGEMENT SYSTEM IN SINGAPORE)</text:p>
      <text:p text:style-name="P96"><text:span text:style-name="T97">The local industrial relations system is based on the philosophy of<text:s/></text:span><text:span text:style-name="T98">"tripartite cooperation" among labour, management and the government, with the objective of advancing social and economic developments</text:span><text:span text:style-name="T99"><text:s/>(Ong 1989). Employers are represented by a number of employer organizations such as the Singapore Manufacturers Association (SMA) and the Singapore National Employers Federation (SNEF), while the workers are represented by the National Trade Union Congress (NTUC), an umbrella body which encompasses 83 unions. What is unique about the industrial relations system in Singapore is the very close relationship between the government and the trade union movement. Some of the key positions in the NTUC are held by members of parliament appointed by the government: The present secretary general of the NTUC serves concurrently as the Second Deputy Prime Minister while the cabinet minister who headed the NTUC from 1978 to 1991 has since been appointed the Senior Minister of State for Trade and Industry.</text:span></text:p>
      <text:p text:style-name="P100"><text:span text:style-name="T101">In the tripartite relationship, the<text:s/></text:span><text:span text:style-name="T102">government plays a pivotal role, balancing the interests of the workers and the employers.</text:span><text:span text:style-name="T103"><text:s/>With the nation being dependent on foreign investment in the manufacturing, trading and service sectors, the<text:s/></text:span><text:span text:style-name="T104">government has to ensure that conditions remain attractive to foreign investors.</text:span><text:span text:style-name="T105"><text:s/>At the same time,<text:s/></text:span><text:span text:style-name="T106">the government in its wage, training and benefits policies, also makes sure that the workers are not taken advantage of</text:span><text:span text:style-name="T107">. The philosophy of tripartite cooperation is backed by a legal framework built around the National Wage Council (NWC), the Employment Act and the Industrial Relations (Amendment) Ordinance, both of 1968. Reasoning that strikes were costly to both employers and employees, the<text:s/></text:span><text:span text:style-name="T108">legislation made it compulsory that industrial disputes be resolved through collective bargaining, conciliation, and arbitration as the final resort.</text:span><text:span text:style-name="T109"><text:s/>Issues such as promotion, transfers, work assignments, and dismissals were removed from collective bargaining, and wage guidelines were set by the National Wage Council. The guidelines, though not mandatory, are followed by the public sector and are widely accepted as a basis for private sector wage settlements (Pang 1991).</text:span></text:p>
      <text:p text:style-name="P110"><text:span text:style-name="T111">The system has resulted in an almost strike free record since 1979 (</text:span><text:span text:style-name="T112">except for a two day strike in 1986 involving 61 workers), steady foreign investment, and economic and social developments for the nation. In recent years, the government has made considerable efforts to foster goodwill among the three parties. (For example, a representative from the employer organizations and another one from the trade union movement recently became Nominated Members of Parliament). However, in spite such efforts, the legislative nature of the system remains a distinguishing feature.</text:span></text:p>
      <text:p text:style-name="P113">THE INFLUENCES OF ORGANIZATIONAL CONTINGENCIES</text:p>
      <text:p text:style-name="P114"><text:span text:style-name="T115">It has sometimes been noted that the occupational ideology of personnel managers is characterised by a strong organizational orientation.<text:s/></text:span><text:span text:style-name="T116">This arises because personnel policies and practices tend to be specific to organizations</text:span><text:span text:style-name="T117">. The factors which affect the personnel practices of an organization include among others, the history of the company, the technology in use, the values of the factors on the organizational stage, size of employment, unionization, and</text:span><text:span text:style-name="T118"><text:s/>et al. (Tyson and Fell 1986). While the effects of organizational contingencies on human resources management policies and practices are often noted, empirical research on the specific effects of individual organizational contingencies is generally lacking. Most of the existing literature deals with how organizational contingencies can in theory, affect HRM policies and practices, or are case studies involving one or a few organizations.</text:span></text:p>
      <text:p text:style-name="P119"><text:span text:style-name="T120">In relation to the<text:s/></text:span><text:span text:style-name="T121">level of technology</text:span><text:span text:style-name="T122">, it has often been noted that<text:s/></text:span><text:span text:style-name="T123">high-technology firms place greater emphasis on its human resources</text:span><text:span text:style-name="T124">. In comparison to low and medium-technology production,<text:s/></text:span><text:span text:style-name="T125">high-technology manufacturing requires greater technical competence and specialised knowledge.</text:span><text:span text:style-name="T126"><text:s/>In addition,<text:s/></text:span><text:span text:style-name="T127">precision and quality are often important considerations where high-technology products are concerned</text:span><text:span text:style-name="T128">. Since expensive machinery and equipments are involved, human errors can also be costly. Given all these, it<text:s/></text:span><text:span text:style-name="T129">pays to have proper recruitment and selection procedures, to invest in the training and development of employees, in the building of morale and satisfaction, and in fostering employee commitment.</text:span><text:span text:style-name="T130"><text:s/>Compared to low and medium-technology firms, high-technology companies can better afford to invest in their human resources as their profit margin tends to be higher and the size of their workforce, smaller. The ratio of labour cost to the overall production cost is also lower.</text:span></text:p>
      <text:p text:style-name="P131"><text:span text:style-name="T132">Organizational size as defined by the number of persons employed is another organizational characteristic that can affect personnel policies and practices</text:span><text:span text:style-name="T133">. Small companies do not have enough employees to warrant a formally established personnel function nor do they have the resource to support for example, a full-pledge training function. In contrast,<text:s/></text:span><text:span text:style-name="T134">large companies have the "economy of scale" and can better afford the services of human resource management</text:span><text:span text:style-name="T135"><text:s/>specialists. Hence in large organizations, activities like<text:s/></text:span><text:span text:style-name="T136">manpower planning, employee career planning, compensation, training and development are often handled with greater professionalism</text:span><text:span text:style-name="T137"><text:s/>(Dewar and Hage 1978, Jackson and Morgan 1982). Second,<text:s/></text:span><text:span text:style-name="T138">organizational size is generally related to formalization and bureaucratization</text:span><text:span text:style-name="T139"><text:s/>(Pugh et al. 1969, Child 1973, Marsh and Mannari 1981). In relation to personnel management, increased size has been associated with the need for greater efficiency in manpower control through bureaucratic personnel procedures such as centralized personnel function, the formalization of jobs, salaries, and promotions; formal job analysis and et al. (Baron et al. 1986 and 1988).</text:span></text:p>
      <text:p text:style-name="P140"><text:span text:style-name="T141">The effects of size on employee morale and satisfaction are well documented although there is some disagreement on this aspect. Early studies tended to link size to alienation. While alienation was attributed to the extensive division of labour in the case of industrial workers (Dubin 1956, Seeman 1971), for professional workers, it was due to formalization which contravenes with professional norms of autonomy and control of by expertise and collegial influence (Lodhl and Kejner 1965, Kanungo 1976). However, the more<text:s/></text:span><text:span text:style-name="T142">recent compensatory view argued that formalization, in reducing role ambiguity and in enhancing identification with the organization, may offset other negative effects and result in reduced alienation</text:span><text:span text:style-name="T143"><text:s/>(see for example, Organ and Greene 1981).</text:span></text:p>
      <text:p text:style-name="P144"><text:span text:style-name="T145">The<text:s/></text:span><text:span text:style-name="T146">effects of length of establishment on personnel policies and practices are less well documented.</text:span><text:span text:style-name="T147"><text:s/>However, it is logical to assume that in its<text:s/></text:span><text:span text:style-name="T148">early years of establishment, the policies and practices of an organization are less well developed. With time, there is the tendency for personnel practices to become more standardised and formalised</text:span><text:span text:style-name="T149">. As for the effects of unionization, the literature on it is sparse. However, it is reasonable to surmise that in companies where union(s) exists, the contractual and legal aspects of the personnel function may receive greater attention. The same applies to industrial relations and dealings with trade unions. In companies which adopt a union-avoidance strategy, greater attention is likely to be given to employee satisfaction and employee relations as part of the effort to pre-empt unionization.</text:span></text:p>
      <text:p text:style-name="P150">Having explored the nature of headquarters and host culture influences as well as those of organizational contingencies, we shall proceed to compare the human resource management policies and practices of American and Japanese subsidiaries in Singapore with those of local companies. The objective is to better understand the relative influences of headquarters culture, local culture and organizational contingencies. Attention will be drawn to the way American and Japanese overseas subsidiaries balance the three sets of influences.</text:p>
      <text:p text:style-name="P151">RESEARCH METHODOLOGY</text:p>
      <text:p text:style-name="P152"><text:span text:style-name="T153">The present study is part of a wider project on the p</text:span><text:span text:style-name="T154">ersonnel practices of Singaporean companies and the perceptions of senior line and staff managers about the personnel function.</text:span><text:span text:style-name="T155"><text:s/>Data for the study were collected via questionnaires. Prior to the design of the questionnaire, a list of 36 personnel/human resource activities was identified through a review of the literature (Cascio 1986, Crane 1986, Flippo 1971, Greenlaw and Kohl 1986, Dunn and Steven 1972, Beach 1980, Byars and Rue 1979, Armstrong 1984, White and Wolfe 1980). Items that were considered irrelevant to the local context, e.g. Equal employment opportunities compliance, were excluded. Personnel managers were asked to rate, on a scale of one to seven (1=not important at all; 7=highly important), the extent each of the activities was practised in their company. For each company, only the "person-in-charge" of the personnel function was asked to complete the questionnaire. This was to avoid perceptual biases which might exist if managers working in specialized personnel areas, such as training and development, were asked to participate in the study. Since only one return for this particular questionnaire was obtained from each company, the unit of analysis for the present paper is "institutions".</text:span></text:p>
      <text:p text:style-name="P156">SAMPLE</text:p>
      <text:p text:style-name="P157">Four hundred companies were randomly selected from the membership lists of the Singapore Institute of Personnel Management and the Singapore Manufacturers Association. The person-in-charge of the personnel function in each company was contacted first by letter. The questionnaire was administered through company visits to managers who had agreed to cooperate in the study. The 182 responding companies (response rate = 45.5%) were classified by head-office location into five groups (Table 1). (Table 1 omitted) For the present analysis, only the 112 companies classified unter "Singapore", "U.S." and "Japan" were included. The other two categories, "Europe" and "Others" were too diversified to provide a valid basis for comparison.</text:p>
      <text:p text:style-name="P158"><text:span text:style-name="T159">The descriptive data (Table 2) show that in terms<text:s/></text:span><text:span text:style-name="T160">of distribution according to the level of technology, American and Japanese subsidiaries were fairly comparable while local companies were slightly more concentrated at the lower end of the technological scale</text:span><text:span text:style-name="T161">. (Table 2 omitted) As for union existence, American firms were<text:s/></text:span><text:span text:style-name="T162">markedly lower in the extent of unionization:</text:span><text:span text:style-name="T163"><text:s/>64.5% of the American firms were not unionized as compared to only 33.3% of the local firms and 42.9% of the Japanese firms. In comparison with American and Japanese subsidiaries,<text:s/></text:span><text:span text:style-name="T164">local companies were generally bigger and had been established longer. Regarding the existence of HRM policies and HRM philosophy, a slightly larger number of local firms operated without them.</text:span><text:span text:style-name="T165"><text:s/>On the whole, with the exception of union existence, American and Japanese firms were more similar in terms of the above-mentioned characteristics. In comparison, local firms tended to be bigger, longer established, slightly less technologically sophisticated and were more likely to be unionized.</text:span></text:p>
      <text:p text:style-name="P166">DATA ANALYSIS</text:p>
      <text:p text:style-name="P167"><text:span text:style-name="T168">To assess the extent of local influence, the personnel practices of the local companies were used as the norm against which the practices of Japanese and American companies were compared</text:span><text:span text:style-name="T169">. The influences of organizational contingencies were examined separately.<text:s/></text:span><text:span text:style-name="T170">The effects of four organizational factors: size (based on the number of employees), level of technology, union existence and length of establishment (number of years in operation), were controlled when the personnel practices of Japanese and American companies were compared against those of local companies.</text:span><text:span text:style-name="T171"><text:s/>With the effects of each factor controlled separately, the process helped identify the specific influences which individual organizational contingency had on personnel practices.</text:span></text:p>
      <text:p text:style-name="P172">The Univariate F test was first used to test the significance of rating differences on individual items between American and Singapore companies and between Japanese firms and their local counterparts. At the second stage of data analysis, the ratings were compared again with the effects of the four intervening variables controlled using MANOVA tests (complete randomized block design). Separate MANOVA tests were conducted to determine the effect of each intervening variable. The influence of head-quarter was only established when the results of five MANOVA tests (four with the intervening variables controlled separately and the remaining one, without the control of intervening variables) were all significant.</text:p>
      <text:p text:style-name="P173">For the MANOVA tests, the 112 companies were divided into two size categories (above and below 200 employees). Along the technological dimension, companies were divided into high and medium-technology companies. (The number of low-technology firms was too small to be included for statistical analysis. Details regarding the criteria used for classifying technological levels are provided in Appendix 1.) Along the dimensions of length of establishment, the responding companies were divided into two categories with 15 years as the dividing line. For unionization, companies were divided into "unionized" and "nonunionized" ones. The number and percentage of firms in each of these subcategories are presented in Table 2.</text:p>
      <text:p text:style-name="P174"><text:span text:style-name="T175">FINDINGS</text:span></text:p>
      <text:p text:style-name="P176">DESCRIPTIVE STATISTICS</text:p>
      <text:p text:style-name="P177"><text:span text:style-name="T178">Table 3 presents the<text:s/></text:span><text:span text:style-name="T179">mean scores and standard deviations of American, Japanese and local companies on individual activity items</text:span><text:span text:style-name="T180">. (Table 3 omitted) A few observations can be made based on the descriptive statistics. First,<text:s/></text:span><text:span text:style-name="T181">four activity items including Recruitment, Selection &amp; placement, Personnel record keeping, and Vacation/leave administration were extensively practised by American, Japanese and local companies</text:span><text:span text:style-name="T182"><text:s/>(rated above 6),<text:s/></text:span><text:span text:style-name="T183">suggesting that theses were the core personnel activities in Singapore.</text:span><text:span text:style-name="T184"><text:s/>Second,<text:s/></text:span><text:span text:style-name="T185">American companies, with the highest overall mean score, apparently practised personnel activities more extensively than either their Japanese or local counterparts. In</text:span><text:span text:style-name="T186"><text:s/>addition to the four items mentioned above, American companies also extensively practised Wage and salary administration, Benefits administration, Personnel policy formulation, and Employee welfare (rated above 6). This suggested that not only were American companies welfare-oriented, American personnel practices tended to be formalized and standardized as well. Among the 36 items, only two (industrial relations and contract/wage negotiation) were clearly less practised by American companies.</text:span></text:p>
      <text:p text:style-name="P187">When the ratings of Japanese subsidiaries and local companies were compared, (Table 4, Column I), the p values of all items except Social recreation activities were insignificant. (Table 4 omitted) The data showed that the personnel practices of Japanese companies were fairly similarly to those of local companies.</text:p>
      <text:p text:style-name="P188">However, when the ratings of American and local companies were compared (Table 5: Column I), 15 items were significantly different at the 0.05 level. (Table 5 omitted) An analysis of these 15 items showed that American companies paid greater attention to activities that were related to employee welfare, the wage structure, employee training and development, and employee morale. As expected, American companies practised the IR-related activities significantly less than the local companies.</text:p>
      <text:p text:style-name="P189">Summary of the 15 items rated significantly different by US and local companies:</text:p>
      <text:p text:style-name="P190">1. Items rated higher by US firms</text:p>
      <text:p text:style-name="P191">Employee Welfare items: Safety &amp; health administration Employee welfare Social recreational activities</text:p>
      <text:p text:style-name="P192">Pay Structure items: Job evaluation &amp; pay structure design Labour market &amp; wage survey</text:p>
      <text:p text:style-name="P193">Employee Development items: Training &amp; development Career planning &amp; development Job counselling Job design (for example, job enrichment)</text:p>
      <text:p text:style-name="P194">Employee Morale items: Building morale/satisfaction Morale surveys Cultivating corporate culture</text:p>
      <text:p text:style-name="P195">2. Items rated higher by local companies</text:p>
      <text:p text:style-name="P196">Industrial Relations items: Industrial relations Contract/wage negotiation Grievances.</text:p>
      <text:p text:style-name="P197">To further explore similarities and differences in personnel practices among American, Japanese and local companies, MANOVA (complete randomized block design) tests were conducted to explore the influences of headquarters influence while the effects of four organizational variables were held constant.</text:p>
      <text:p text:style-name="P198">As explained in the research methodology section, the intervening variables were controlled one at a time.</text:p>
      <text:p text:style-name="P199">JAPANESE VERSUS LOCAL COMPANIES</text:p>
      <text:p text:style-name="P200">With all four organizational variables controlled, the p values of all the activity items were insignificant (Table 4, columns II to V). There were also very few changes in significance when different organizational variables were controlled. (Very few p values changed from significant to insignificant or vice versa.) This suggested that Japanese companies followed closely the personnel practices of those local companies which had similar organizational characteristics.</text:p>
      <text:p text:style-name="P201">AMERICAN VERSUS LOCAL COMPANIES</text:p>
      <text:p text:style-name="P202">Of the 15 activity items which showed significant difference without the control of organizational variables, only four items remained significantly different with the control of all four variables: Job counselling, Morale research, Building morale and satisfaction, and Labour market &amp; wage survey. This meant that regardless of organizational characteristics, American companies practised these activities more so than local companies. Leaving these four items aside, there were a considerable number of incidents when a p value changed from insignificant to significant (or vice versa) with the control of different intervening variables. We shall discuss the effects of each organizational variable.</text:p>
      <text:p text:style-name="P203">WITH THE EFFECTS OF TECHNOLOGY CONTROLLED</text:p>
      <text:p text:style-name="P204"><text:span text:style-name="T205">There were nine activities,<text:s/></text:span><text:span text:style-name="T206">mainly employee development and employee welfare items, which showed significant difference with the control of 3 of the organizational variables</text:span><text:span text:style-name="T207"><text:s/>(size, length of establishment, and unionization). However, when the level of technology was controlled, the p values of all 9 items became insignificant. This indicated that the employee development and employee welfare practices of American and Singaporean companies operating at the same level of technology were fairly similar. A possible explanation of this is that local high-technology firms, having been at the receiving end of technological transfer from US and other western organizations, had been influenced by American personnel practices. It is also likely that medium-technology American companies might not have invested heavily on employee development and employee welfare, thereby rendering their personnel practices for these items similar to those of local companies.</text:span></text:p>
      <text:p text:style-name="P208">WITH THE EFFECTS OF UNIONIZATION CONTROLLED</text:p>
      <text:p text:style-name="P209"><text:span text:style-name="T210">With the effects of unionization controlled,<text:s/></text:span><text:span text:style-name="T211">the p values of the two IR related activity-items (Wage &amp; contract negotiation, and Industrial relations) became insignificant</text:span><text:span text:style-name="T212">. This is not surprising as one would<text:s/></text:span><text:span text:style-name="T213">expect unionized and nonunionized firms to adopt similar personnel practices regardless of the country of origin</text:span><text:span text:style-name="T214">.</text:span></text:p>
      <text:p text:style-name="P215"><text:span text:style-name="T216">On the other hand, the p values of seven activity items which were insignificant without the control of any intervening variables became significant with the control of unionization. Both unionized and non-unionised American firms differed from their local counterparts in Benefits administration, Orientation of new employees, Performance appraisal, Human resource planning, Public relations, Discharge/layoff, and Employee newsletter. For most of these items the ratings of unionized and especially non-unionised US companies were higher than those of their local counterparts (Table 6). This shows that<text:s/></text:span><text:span text:style-name="T217">American firms spent more resources on communication with employees and the public</text:span><text:span text:style-name="T218"><text:s/>(Employee newsletter, Orientation of new employees, and Public relations) as well as on activities which were prone to legal/industrial disputes (Discharge/layoff/retirement, Performance appraisal and Benefits administration).<text:s/></text:span><text:span text:style-name="T219">Greater attention was also given to Human resource planning. On the whole, the attention given to these items reflected the cautious attitude of the American</text:span><text:span text:style-name="T220"><text:s/>companies which might have felt vulnerable operating in an unfamiliar environment and one in which their influence might be limited.</text:span></text:p>
      <text:p text:style-name="P221">WITH THE EFFECTS OF LENGTH OF ESTABLISHMENT CONTROLLED</text:p>
      <text:p text:style-name="P222">With the control of length of establishment, there were only two changes in statistical significance: Public relations, and Promotion. Of the two, Promotion was only marginally significant (p = 0.057).</text:p>
      <text:p text:style-name="P223">WITH THE EFFECTS OF SIZE CONTROLLED</text:p>
      <text:p text:style-name="P224"><text:span text:style-name="T225">With the effects of size controlled, the p values of eight activity items changed from insignificant to significant (Table 7). (Table 7 omitted)<text:s/></text:span><text:span text:style-name="T226">A comparison of the ratings of large/small local and American companies showed that small local companies practised these 8 items far less than small American companies. However, as local companies increased in size, the attention given to these activities increased significantly.</text:span><text:span text:style-name="T227"><text:s/>While greater attention to Promotion, Transfer, Personnel policy formulation, and Benefits administration indicates increasing standardization and formalization, greater attention to Employee newsletter and Employee orientation suggests greater emphasis on communication with employees. One can conclude that<text:s/></text:span><text:span text:style-name="T228">while the personnel practices of small local firms were less standardized/formalized than their American counterparts, as local firms increased in size, standardization and formalization increased drastically.</text:span><text:span text:style-name="T229"><text:s/>This pattern can be partly explained by the fact that many small local firms started off as family businesses.</text:span></text:p>
      <text:p text:style-name="P230"><text:span text:style-name="T231">As for the US firms, while the personnel practices of small American companies were more formalised than small local companies, an increase in organizational size was not accompanied by a great increases in formalization.</text:span></text:p>
      <text:p text:style-name="P232">With 18 out of the 36 activity items showing significant differences with the control of organizational size, the data suggest that there were substantial differences in personnel practices between American firms and local firms that were of the same size.</text:p>
      <text:p text:style-name="P233">CONCLUDE NOTE</text:p>
      <text:p text:style-name="P234"><text:span text:style-name="T235">The findings should be reviewed in light of the organizational characteristics of the three groups of companies. Among the three, Japanese and American companies were more comparable in terms of most of the organizational characteristics (except Unionization</text:span><text:span text:style-name="T236">).<text:s/></text:span><text:span text:style-name="T237">Singaporean companies differed more in terms of the length of establishment, size, level of technological sophistication, and the existence of HRM philosophy/policies. In</text:span><text:span text:style-name="T238"><text:s/>light of these, the similarities in personnel practices between local and Japanese firms, and the differences between local and American companies cannot simply be explained by differences in organizational characteristics. The findings can be better explained in terms of the different personnel strategies adopted by Japanese and American subsidiaries.</text:span></text:p>
      <text:p text:style-name="P239"><text:span text:style-name="T240">Multinational companies operating in a foreign land often experience uncertainty and vulnerability as not only are their managers unfamiliar with the environment, they are likely to have less control over it (c</text:span><text:span text:style-name="T241">ompared with the environment at home). Although the local industrial relations system is generally favourable to foreign investors, it<text:s/></text:span><text:span text:style-name="T242">is highly legalistic in nature</text:span><text:span text:style-name="T243">. In response to this infamiliar and highly regulative environment, American and Japanese subsidiaries in Singapore adopted different personnel strategies. Our findings suggested that Japanese subsidiaries abandoned Japanese human resource management practices and adopted a "wholesale" localization policy instead. In almost all personnel activities, Japanese subsidiaries followed the practices of those local firms which shared similar organizational characteristics with them.</text:span></text:p>
      <text:p text:style-name="P244">The personnel practices of American subsidiaries reflected greater headquarters influences and were similar to those of their parent companies in a number of ways. First, American subsidiaries adopted a union-avoidance strategy. Compared to local companies, they placed less emphasis on industrial relations and dealings with trade unions. However, greater emphasis was given to personnel activities that were prone to dispute with employees/unions (such as Benefits administration, Discharge/layoff and Performance appraisal). The union-avoidance strategy also resulted in greater effort to communicate with employees and the public (Orientation of new employees, Employee newsletters, and Public relations), more emphasis on the Cultivation of employee morale and satisfaction, as well as employee welfare. Our findings on the "union avoidance" tendency of American subsidiaries were generally supported by the observations of local personnel practitioners who suggested that American firms placed greater emphasis on employee satisfaction and communication in order to pre-empt employee dissatisfaction which might lead to union activities in the organization.</text:p>
      <text:p text:style-name="P245">In America, personnel departments are responsible for administering the contractual relations between employers and the workers and over the years, personnel departments have evolved into large legalistic bureaucracies (McMillan 1985). In the process, personnel practices have also become fairly formalized and standardized (Baron et al. 1988). This characteristic of the American human resource management system had apparently influenced the personnel practices of American subsidiaries in Singapore. The personnel practices of American subsidiaries were generally more standardized and formalized than either Japanese subsidiaries or local firms. Even small American companies showed a fairly high level of formalization and standardization.</text:p>
      <text:p text:style-name="P246">Another indication of headquarters influence is the emphasis which American subsidiaries in Singapore placed on labour market and wage surveys. As the American human resource management system is based on a labour-market model, wage and salary levels are determined by labour supply/demand and by general economic conditions. Hence, wage and labour market surveys constitute important personnel activities. Apparently, local American subsidiaries also acquired this orientation from their headquarters.</text:p>
      <text:p text:style-name="P247">In comparison to local and Japanese companies, our data also showed that the personnel practices of American subsidiaries varied more with fluctuations in organizational contingencies. While the control of different organizational variables produced few changes in statistical significance when the ratings of Japanese and local companies were compared, a large number of changes in significance were observed with the control of organizational variables when the ratings of American and local companies were compared. This could be a reflection of the strategic orientation of American personnel management such that personnel practices are tailored to the overall objectives of an organization to achieve a "strategic fit".</text:p>
      <text:p text:style-name="P248"><text:span text:style-name="T249">Turning to organizational influences, the present study provided support for the convergence of personnel practices under two organizational contingencies: size and technology. First, despite differences which were inherent in firms of different countries of origin, the personnel practices of American, Singaporean and Japanese high-technology firms were fairly similar. Second, the<text:s/></text:span><text:span text:style-name="T250">effects of size on personnel practices was also confirmed</text:span><text:span text:style-name="T251">. Although local companies tended to start off as family business without formalised personnel policies and practices, as local organizations increased in size, their personnel practices became significantly more standardized and formalized. The data thus supported the thesis of organizational convergence along key organizational dimensions.</text:span><text:bookmark-start text:name="_GoBack"/><text:bookmark-end text:name="_GoBack"/></text:p>
      <text:p text:style-name="P252">Regarding the relative influences of organizational contingencies, headquarters and host cultures, the present study provided evidence for the converging effects of size and technology. The influences of headquarters and host cultures however appeared to be more a matter of strategic choice. Faced with the same host environment and similar challenges, multinational corporations chose different strategic alternatives. While Japanese MNCs opted for protection by adopting a wholesale localization strategy, American MNCs adopted a union-avoidance strategy which they were familiar with. By adopting such a strategy, American MNCs might have found it easier to transfer headquarters personnel practices to their overseas subsidiaries.</text:p>
      <text:p text:style-name="P253">APPENDIX 1. SCHEME FOR CLASSIFYING COMPANIES ACCORDING TO LEVEL OF TECHNOLOGY</text:p>
      <text:p text:style-name="P254">Since the mid-70s, the Singapore Government has made concerted efforts towards changing the economic structure of Singapore. The intent was to shift from low technology, low value-added industries to high technology, higher value-added ones. With the highly publicised campaigns and numerous government incentives and programs introduced to move Singapore in this direction, most managers in Singapore are familiar with the scheme used by the Government to classify technology levels. For the purpose of maintaining classification consistency across companies, this particular scheme was adopted for the present study. This classification scheme is primarily an economic one, being based on a combination of intensity of investment intensity on research &amp; development and equipment, technological sophistication, and skill requirements.</text:p>
      <text:p text:style-name="P255">Personnel directors were asked to classify the technology level of their company (as high, medium or low) since they were familiar with the kind of operations being carried out by their company. This proved to be a sound decision as in a number of cases, while the company (usually a MNC) was involved in high-technology products, the local subsidiary actually performed sub-assembly work of a medium-technology nature. Since the questionnaires were administered through company visits, personnel directors were able to discuss such issues with the researcher before a consensual decision was made about the level of technology.</text:p>
      <text:p text:style-name="P256">According to the 1987-88 Annual Report of the Economic Development Board, "high priority", high-technology industries include amongst others:</text:p>
      <text:p text:style-name="P257">Petroleum and petrochemicals</text:p>
      <text:p text:style-name="P258">Oilfield equipment and services</text:p>
      <text:p text:style-name="P259">Chemical and pharamaceutical</text:p>
      <text:p text:style-name="P260">Bio-technology</text:p>
      <text:p text:style-name="P261">Computer systems and peripherals</text:p>
      <text:p text:style-name="P262">Communications equipment</text:p>
      <text:p text:style-name="P263">Optics and photonics</text:p>
      <text:p text:style-name="P264">Ocean engineering and oil rig construction</text:p>
      <text:p text:style-name="P265">Aerospace and related industries</text:p>
      <text:p text:style-name="P266">Specialty machinery</text:p>
      <text:p text:style-name="P267">Precision engineering</text:p>
      <text:p text:style-name="P268">Medium-technology firms include mainly mass-production oriented companies. Many of these companies engaged in the manufacture of components and consumer products such as consumer electronics, electrical appliances, office equipment, et. al.</text:p>
      <text:p text:style-name="P269">As compared to high-technology firms, medium technology firms manufacture products that are in the mature stage of product development, using technologies that are relatively well established. There is little emphasis on research and development.</text:p>
      <text:p text:style-name="P270">Low-technology industries are labour-intensive ones which have low skill and capital requirements, e.g. low cost clothing and textile products, leather goods, et. al.</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IE" fo:hyphenate="false"/>
    </style:style>
    <style:style style:name="apple-converted-space" style:display-name="apple-converted-space"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David Weitbrecht</meta:initial-creator>
    <dc:creator>David Weitbrecht</dc:creator>
    <meta:creation-date>2014-11-29T15:46:00Z</meta:creation-date>
    <dc:date>2014-11-29T16:23:00Z</dc:date>
    <meta:template xlink:href="Normal" xlink:type="simple"/>
    <meta:editing-cycles>4</meta:editing-cycles>
    <meta:editing-duration>PT2220S</meta:editing-duration>
    <meta:document-statistic meta:page-count="1" meta:paragraph-count="86" meta:word-count="6473" meta:character-count="43286" meta:row-count="307" meta:non-whitespace-character-count="36899"/>
  </office:meta>
</office:document-meta>
</file>